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Verdana3" svg:font-family="Verdana" style:font-adornments="Regular" style:font-family-generic="swiss" style:font-pitch="variable"/>
    <style:font-face style:name="sans-serif" svg:font-family="sans-serif"/>
  </office:font-face-decls>
  <office:automatic-styles>
    <style:style style:name="P1" style:family="paragraph" style:parent-style-name="Text_20_body">
      <style:paragraph-properties fo:margin-left="0.0693in" fo:margin-right="0in" fo:text-indent="0in" style:auto-text-indent="false"/>
    </style:style>
    <style:style style:name="P2" style:family="paragraph" style:parent-style-name="Text_20_body">
      <style:paragraph-properties fo:margin-left="0.0693in" fo:margin-right="0in" fo:margin-top="0.0728in" fo:margin-bottom="0in" style:contextual-spacing="false" fo:text-indent="0in" style:auto-text-indent="false"/>
    </style:style>
    <style:style style:name="P3" style:family="paragraph" style:parent-style-name="Text_20_body">
      <style:paragraph-properties fo:margin-left="0.0693in" fo:margin-right="0.989in" fo:line-height="181%" fo:text-indent="0in" style:auto-text-indent="false"/>
    </style:style>
    <style:style style:name="P4" style:family="paragraph" style:parent-style-name="Text_20_body">
      <style:paragraph-properties fo:margin-left="0.0693in" fo:margin-right="0.0717in" fo:line-height="126%" fo:text-indent="0in" style:auto-text-indent="false"/>
    </style:style>
    <style:style style:name="P5" style:family="paragraph" style:parent-style-name="Text_20_body">
      <style:text-properties fo:font-size="10pt" style:font-size-asian="10pt"/>
    </style:style>
    <style:style style:name="P6" style:family="paragraph" style:parent-style-name="Text_20_body">
      <style:paragraph-properties fo:margin-top="0.0008in" fo:margin-bottom="0in" style:contextual-spacing="false"/>
      <style:text-properties fo:font-size="10pt" style:font-size-asian="10pt"/>
    </style:style>
    <style:style style:name="P7" style:family="paragraph" style:parent-style-name="Text_20_body">
      <style:paragraph-properties fo:margin-top="0.0071in" fo:margin-bottom="0in" style:contextual-spacing="false"/>
      <style:text-properties fo:font-size="10pt" style:font-size-asian="8.75pt" style:font-size-complex="10pt"/>
    </style:style>
    <style:style style:name="P8" style:family="paragraph" style:parent-style-name="Text_20_body">
      <style:paragraph-properties fo:margin-top="0.0071in" fo:margin-bottom="0in" style:contextual-spacing="false"/>
      <style:text-properties fo:font-size="12.5pt" style:font-size-asian="12.5pt"/>
    </style:style>
    <style:style style:name="P9" style:family="paragraph" style:parent-style-name="Text_20_body">
      <style:text-properties fo:font-size="12.5pt" style:font-size-asian="12.5pt"/>
    </style:style>
    <style:style style:name="P10" style:family="paragraph" style:parent-style-name="Text_20_body">
      <style:paragraph-properties fo:margin-top="0.0063in" fo:margin-bottom="0in" style:contextual-spacing="false"/>
      <style:text-properties fo:font-size="12.5pt" style:font-size-asian="12.5pt"/>
    </style:style>
    <style:style style:name="P11" style:family="paragraph" style:parent-style-name="Text_20_body">
      <style:paragraph-properties fo:margin-top="0.002in" fo:margin-bottom="0in" style:contextual-spacing="false"/>
      <style:text-properties fo:font-size="10.5pt" style:font-size-asian="10.5pt"/>
    </style:style>
    <style:style style:name="P12" style:family="paragraph" style:parent-style-name="Text_20_body">
      <style:text-properties fo:font-size="10.5pt" style:font-size-asian="10.5pt"/>
    </style:style>
    <style:style style:name="P13" style:family="paragraph" style:parent-style-name="Text_20_body">
      <style:paragraph-properties fo:margin-left="0.0693in" fo:margin-right="0in" fo:line-height="147%" fo:text-indent="0in" style:auto-text-indent="false"/>
    </style:style>
    <style:style style:name="P14" style:family="paragraph" style:parent-style-name="Text_20_body">
      <style:paragraph-properties fo:margin-top="0.0075in" fo:margin-bottom="0in" style:contextual-spacing="false"/>
    </style:style>
    <style:style style:name="P15" style:family="paragraph" style:parent-style-name="Text_20_body">
      <style:paragraph-properties fo:margin-left="0.0693in" fo:margin-right="0.989in" fo:line-height="203%" fo:text-indent="0in" style:auto-text-indent="false"/>
    </style:style>
    <style:style style:name="P16" style:family="paragraph" style:parent-style-name="Text_20_body">
      <style:paragraph-properties fo:margin-left="0.0693in" fo:margin-right="0in" fo:line-height="203%" fo:text-indent="0in" style:auto-text-indent="false"/>
    </style:style>
    <style:style style:name="P17" style:family="paragraph" style:parent-style-name="Text_20_body">
      <style:paragraph-properties fo:margin-left="0.0693in" fo:margin-right="0in" fo:line-height="0.15in" fo:text-indent="0in" style:auto-text-indent="false"/>
    </style:style>
    <style:style style:name="P18" style:family="paragraph" style:parent-style-name="Text_20_body">
      <style:paragraph-properties fo:margin-top="0.0075in" fo:margin-bottom="0in" style:contextual-spacing="false"/>
      <style:text-properties fo:font-size="8.5pt" style:font-size-asian="8.5pt"/>
    </style:style>
    <style:style style:name="P19" style:family="paragraph" style:parent-style-name="Text_20_body">
      <style:text-properties fo:font-size="7.5pt" style:font-size-asian="7.5pt"/>
    </style:style>
    <style:style style:name="P20" style:family="paragraph" style:parent-style-name="Text_20_body">
      <style:text-properties fo:font-size="8pt" style:font-size-asian="7pt" style:font-size-complex="8pt"/>
    </style:style>
    <style:style style:name="P21" style:family="paragraph" style:parent-style-name="Text_20_body">
      <style:paragraph-properties fo:margin-top="0.0055in" fo:margin-bottom="0in" style:contextual-spacing="false"/>
      <style:text-properties fo:font-size="8pt" style:font-size-asian="7pt" style:font-size-complex="8pt"/>
    </style:style>
    <style:style style:name="P22" style:family="paragraph" style:parent-style-name="Title" style:master-page-name="Standard">
      <style:paragraph-properties style:page-number="auto"/>
    </style:style>
    <style:style style:name="P23" style:family="paragraph" style:parent-style-name="Heading_20_1">
      <style:paragraph-properties fo:margin-top="0.0598in" fo:margin-bottom="0in" style:contextual-spacing="false"/>
      <style:text-properties fo:color="#b58e58" loext:opacity="100%"/>
    </style:style>
    <style:style style:name="P24" style:family="paragraph" style:parent-style-name="Heading_20_1">
      <style:paragraph-properties fo:margin-top="0.0008in" fo:margin-bottom="0in" style:contextual-spacing="false"/>
      <style:text-properties fo:color="#b58e58" loext:opacity="100%"/>
    </style:style>
    <style:style style:name="P25" style:family="paragraph" style:parent-style-name="Heading_20_1">
      <style:text-properties fo:color="#b58e58" loext:opacity="100%" style:text-scale="95%"/>
    </style:style>
    <style:style style:name="P26" style:family="paragraph" style:parent-style-name="Heading_20_1">
      <style:paragraph-properties fo:margin-top="0.0598in" fo:margin-bottom="0in" style:contextual-spacing="false" fo:break-before="column"/>
      <style:text-properties fo:color="#b58e58" loext:opacity="100%" fo:font-size="12pt" style:font-size-asian="12pt" style:font-size-complex="12pt"/>
    </style:style>
    <style:style style:name="P27" style:family="paragraph" style:parent-style-name="Heading_20_1">
      <style:text-properties fo:color="#b58e58" loext:opacity="100%" fo:font-size="12pt" style:font-size-asian="12pt" style:font-size-complex="12pt"/>
    </style:style>
    <style:style style:name="P28" style:family="paragraph" style:parent-style-name="Heading_20_1">
      <style:paragraph-properties fo:margin-left="2.278in" fo:margin-right="0in" fo:margin-top="0.1161in" fo:margin-bottom="0in" style:contextual-spacing="false" fo:text-indent="0in" style:auto-text-indent="false"/>
      <style:text-properties fo:color="#b58e58" loext:opacity="100%"/>
    </style:style>
    <style:style style:name="P29" style:family="paragraph" style:parent-style-name="Heading_20_1">
      <style:paragraph-properties fo:margin-left="2.278in" fo:margin-right="0in" fo:margin-top="0.061in" fo:margin-bottom="0in" style:contextual-spacing="false" fo:text-indent="0in" style:auto-text-indent="false"/>
    </style:style>
    <style:style style:name="P30" style:family="paragraph" style:parent-style-name="Heading_20_2">
      <style:paragraph-properties fo:margin-left="0in" fo:margin-right="0in" fo:margin-top="0.0402in" fo:margin-bottom="0in" style:contextual-spacing="false" fo:line-height="100%" fo:text-align="start" style:justify-single-word="false" fo:text-indent="0in" style:auto-text-indent="false">
        <style:tab-stops>
          <style:tab-stop style:position="2.5835in"/>
        </style:tab-stops>
      </style:paragraph-properties>
      <style:text-properties officeooo:paragraph-rsid="001791ca"/>
    </style:style>
    <style:style style:name="P31" style:family="paragraph" style:parent-style-name="Heading_20_3">
      <style:paragraph-properties fo:margin-left="0.0693in" fo:margin-right="0in" fo:margin-top="0in" fo:margin-bottom="0in" style:contextual-spacing="false" fo:text-indent="0in" style:auto-text-indent="false"/>
      <style:text-properties fo:color="#5d5d5d" loext:opacity="100%"/>
    </style:style>
    <style:style style:name="P32" style:family="paragraph" style:parent-style-name="Heading_20_3">
      <style:paragraph-properties fo:margin-left="0.0693in" fo:margin-right="0in" fo:margin-top="0in" fo:margin-bottom="0in" style:contextual-spacing="false" fo:text-indent="0in" style:auto-text-indent="false"/>
      <style:text-properties fo:color="#5d5d5d" loext:opacity="100%" officeooo:rsid="00112805" officeooo:paragraph-rsid="00112805"/>
    </style:style>
    <style:style style:name="P33" style:family="paragraph" style:parent-style-name="Heading_20_3" style:list-style-name="WWNum1">
      <style:paragraph-properties fo:margin-left="0.0693in" fo:margin-right="2.8929in" fo:margin-top="0.0398in" fo:margin-bottom="0in" style:contextual-spacing="false" fo:line-height="181%" fo:text-align="start" style:justify-single-word="false" fo:text-indent="0.1665in" style:auto-text-indent="false">
        <style:tab-stops>
          <style:tab-stop style:position="0.3752in"/>
        </style:tab-stops>
      </style:paragraph-properties>
      <style:text-properties officeooo:paragraph-rsid="00112805"/>
    </style:style>
    <style:style style:name="P34" style:family="paragraph" style:parent-style-name="Heading_20_3" style:list-style-name="WWNum1">
      <style:paragraph-properties fo:margin-left="0.0693in" fo:margin-right="2.8929in" fo:margin-top="0.0402in" fo:margin-bottom="0in" style:contextual-spacing="false" fo:line-height="181%" fo:text-align="start" style:justify-single-word="false" fo:text-indent="0.1665in" style:auto-text-indent="false">
        <style:tab-stops>
          <style:tab-stop style:position="0.3752in"/>
        </style:tab-stops>
      </style:paragraph-properties>
      <style:text-properties officeooo:paragraph-rsid="00112805"/>
    </style:style>
    <style:style style:name="P35" style:family="paragraph" style:parent-style-name="Heading_20_3" style:list-style-name="WWNum1">
      <style:paragraph-properties fo:margin-left="0.0693in" fo:margin-right="2.8929in" fo:margin-top="0.0398in" fo:margin-bottom="0in" style:contextual-spacing="false" fo:line-height="181%" fo:text-align="start" style:justify-single-word="false" fo:text-indent="0.1665in" style:auto-text-indent="false">
        <style:tab-stops>
          <style:tab-stop style:position="0.3752in"/>
        </style:tab-stops>
      </style:paragraph-properties>
    </style:style>
    <style:style style:name="P36" style:family="paragraph" style:parent-style-name="List_20_Paragraph" style:list-style-name="WWNum1">
      <style:paragraph-properties fo:margin-left="0.3752in" fo:margin-right="0.1862in" fo:margin-top="0.1244in" fo:margin-bottom="0in" style:contextual-spacing="false" fo:line-height="126%" fo:text-align="start" style:justify-single-word="false" fo:text-indent="-0.139in" style:auto-text-indent="false">
        <style:tab-stops>
          <style:tab-stop style:position="0.3752in"/>
        </style:tab-stops>
      </style:paragraph-properties>
      <style:text-properties fo:color="#5d5d5d" loext:opacity="100%" style:font-name="Verdana" fo:font-size="9pt" fo:language="en" fo:country="US" style:font-name-asian="Verdana2" style:font-size-asian="9pt" style:language-asian="en" style:country-asian="US" style:font-name-complex="Verdana2" style:language-complex="ar" style:country-complex="SA" style:text-scale="90%"/>
    </style:style>
    <style:style style:name="P37" style:family="paragraph" style:parent-style-name="List_20_Paragraph" style:list-style-name="WWNum1">
      <style:paragraph-properties fo:margin-left="0.3752in" fo:margin-right="0in" fo:margin-top="0in" fo:margin-bottom="0in" style:contextual-spacing="false" fo:line-height="0.1508in" fo:text-align="start" style:justify-single-word="false" fo:text-indent="-0.139in" style:auto-text-indent="false">
        <style:tab-stops>
          <style:tab-stop style:position="0.3752in"/>
        </style:tab-stops>
      </style:paragraph-properties>
    </style:style>
    <style:style style:name="P38" style:family="paragraph" style:parent-style-name="List_20_Paragraph" style:list-style-name="WWNum1">
      <style:paragraph-properties fo:margin-left="0.3752in" fo:margin-right="0in" fo:margin-top="0in" fo:margin-bottom="0in" style:contextual-spacing="false" fo:line-height="0.1508in" fo:text-align="start" style:justify-single-word="false" fo:text-indent="-0.139in" style:auto-text-indent="false">
        <style:tab-stops>
          <style:tab-stop style:position="0.3752in"/>
        </style:tab-stops>
      </style:paragraph-properties>
      <style:text-properties officeooo:paragraph-rsid="00112805"/>
    </style:style>
    <style:style style:name="P39" style:family="paragraph" style:parent-style-name="List_20_Paragraph" style:list-style-name="WWNum1">
      <style:paragraph-properties fo:margin-left="2.5835in" fo:margin-right="0in" fo:margin-top="0in" fo:margin-bottom="0in" style:contextual-spacing="false" fo:line-height="0.1508in" fo:text-align="start" style:justify-single-word="false" fo:text-indent="-0.139in" style:auto-text-indent="false">
        <style:tab-stops>
          <style:tab-stop style:position="2.5835in"/>
        </style:tab-stops>
      </style:paragraph-properties>
    </style:style>
    <style:style style:name="P40" style:family="paragraph" style:parent-style-name="List_20_Paragraph" style:list-style-name="WWNum1">
      <style:paragraph-properties fo:margin-left="2.5835in" fo:margin-right="0in" fo:margin-top="0in" fo:margin-bottom="0in" style:contextual-spacing="false" fo:line-height="0.1508in" fo:text-align="start" style:justify-single-word="false" fo:text-indent="-0.139in" style:auto-text-indent="false">
        <style:tab-stops>
          <style:tab-stop style:position="2.5835in"/>
        </style:tab-stops>
      </style:paragraph-properties>
      <style:text-properties officeooo:paragraph-rsid="001791ca"/>
    </style:style>
    <style:style style:name="P41" style:family="paragraph" style:parent-style-name="List_20_Paragraph" style:list-style-name="WWNum1">
      <style:paragraph-properties fo:margin-left="0.3752in" fo:margin-right="0.1862in" fo:margin-top="0.1244in" fo:margin-bottom="0in" style:contextual-spacing="false" fo:line-height="126%" fo:text-align="start" style:justify-single-word="false" fo:text-indent="-0.139in" style:auto-text-indent="false">
        <style:tab-stops>
          <style:tab-stop style:position="0.3752in"/>
        </style:tab-stops>
      </style:paragraph-properties>
      <style:text-properties officeooo:paragraph-rsid="00112805"/>
    </style:style>
    <style:style style:name="P42" style:family="paragraph" style:parent-style-name="List_20_Paragraph" style:list-style-name="WWNum1">
      <style:paragraph-properties fo:margin-left="0.3752in" fo:margin-right="0.0839in" fo:margin-top="0in" fo:margin-bottom="0in" style:contextual-spacing="false" fo:line-height="126%" fo:text-align="start" style:justify-single-word="false" fo:text-indent="-0.139in" style:auto-text-indent="false">
        <style:tab-stops>
          <style:tab-stop style:position="0.3752in"/>
        </style:tab-stops>
      </style:paragraph-properties>
    </style:style>
    <style:style style:name="P43" style:family="paragraph" style:parent-style-name="List_20_Paragraph" style:list-style-name="WWNum1">
      <style:paragraph-properties fo:margin-left="0.3752in" fo:margin-right="0.0717in" fo:margin-top="0in" fo:margin-bottom="0in" style:contextual-spacing="false" fo:line-height="126%" fo:text-align="start" style:justify-single-word="false" fo:text-indent="-0.139in" style:auto-text-indent="false">
        <style:tab-stops>
          <style:tab-stop style:position="0.3752in"/>
        </style:tab-stops>
      </style:paragraph-properties>
    </style:style>
    <style:style style:name="P44" style:family="paragraph" style:parent-style-name="List_20_Paragraph" style:list-style-name="WWNum1">
      <style:paragraph-properties fo:margin-left="2.5835in" fo:margin-right="0.4335in" fo:margin-top="0in" fo:margin-bottom="0in" style:contextual-spacing="false" fo:line-height="126%" fo:text-align="start" style:justify-single-word="false" fo:text-indent="-0.139in" style:auto-text-indent="false">
        <style:tab-stops>
          <style:tab-stop style:position="2.5835in"/>
        </style:tab-stops>
      </style:paragraph-properties>
    </style:style>
    <style:style style:name="P45" style:family="paragraph" style:parent-style-name="List_20_Paragraph" style:list-style-name="WWNum1">
      <style:paragraph-properties fo:margin-left="2.5835in" fo:margin-right="0.4335in" fo:margin-top="0in" fo:margin-bottom="0in" style:contextual-spacing="false" fo:line-height="126%" fo:text-align="start" style:justify-single-word="false" fo:text-indent="-0.139in" style:auto-text-indent="false">
        <style:tab-stops>
          <style:tab-stop style:position="2.5835in"/>
        </style:tab-stops>
      </style:paragraph-properties>
      <style:text-properties officeooo:paragraph-rsid="001791ca"/>
    </style:style>
    <style:style style:name="P46" style:family="paragraph" style:parent-style-name="List_20_Paragraph" style:list-style-name="WWNum1">
      <style:paragraph-properties fo:margin-left="0.3752in" fo:margin-right="0in" fo:margin-top="0in" fo:margin-bottom="0in" style:contextual-spacing="false" fo:line-height="0.1516in" fo:text-align="start" style:justify-single-word="false" fo:text-indent="-0.139in" style:auto-text-indent="false">
        <style:tab-stops>
          <style:tab-stop style:position="0.3752in"/>
        </style:tab-stops>
      </style:paragraph-properties>
    </style:style>
    <style:style style:name="P47" style:family="paragraph" style:parent-style-name="List_20_Paragraph" style:list-style-name="WWNum1">
      <style:paragraph-properties fo:margin-left="0.0693in" fo:margin-right="1.5783in" fo:margin-top="0.0409in" fo:margin-bottom="0in" style:contextual-spacing="false" fo:line-height="181%" fo:text-align="start" style:justify-single-word="false" fo:text-indent="0.1665in" style:auto-text-indent="false">
        <style:tab-stops>
          <style:tab-stop style:position="0.3752in"/>
        </style:tab-stops>
      </style:paragraph-properties>
      <style:text-properties officeooo:paragraph-rsid="00112805"/>
    </style:style>
    <style:style style:name="P48" style:family="paragraph" style:parent-style-name="List_20_Paragraph" style:list-style-name="WWNum1">
      <style:paragraph-properties fo:margin-left="0.3752in" fo:margin-right="0in" fo:margin-top="0.0008in" fo:margin-bottom="0in" style:contextual-spacing="false" fo:line-height="100%" fo:text-align="start" style:justify-single-word="false" fo:text-indent="-0.139in" style:auto-text-indent="false">
        <style:tab-stops>
          <style:tab-stop style:position="0.3752in"/>
        </style:tab-stops>
      </style:paragraph-properties>
    </style:style>
    <style:style style:name="P49" style:family="paragraph" style:parent-style-name="List_20_Paragraph" style:list-style-name="WWNum1">
      <style:paragraph-properties fo:margin-left="0.3752in" fo:margin-right="0in" fo:margin-top="0.0402in" fo:margin-bottom="0in" style:contextual-spacing="false" fo:line-height="100%" fo:text-align="start" style:justify-single-word="false" fo:text-indent="-0.139in" style:auto-text-indent="false">
        <style:tab-stops>
          <style:tab-stop style:position="0.3752in"/>
        </style:tab-stops>
      </style:paragraph-properties>
    </style:style>
    <style:style style:name="P50" style:family="paragraph" style:parent-style-name="List_20_Paragraph" style:list-style-name="WWNum1">
      <style:paragraph-properties fo:margin-left="0.3752in" fo:margin-right="0in" fo:margin-top="0.0409in" fo:margin-bottom="0in" style:contextual-spacing="false" fo:line-height="100%" fo:text-align="start" style:justify-single-word="false" fo:text-indent="-0.139in" style:auto-text-indent="false">
        <style:tab-stops>
          <style:tab-stop style:position="0.3752in"/>
        </style:tab-stops>
      </style:paragraph-properties>
    </style:style>
    <style:style style:name="P51" style:family="paragraph" style:parent-style-name="List_20_Paragraph">
      <style:paragraph-properties fo:margin-left="0.3752in" fo:margin-right="0in" fo:margin-top="0.0409in" fo:margin-bottom="0in" style:contextual-spacing="false" fo:line-height="100%" fo:text-align="start" style:justify-single-word="false" fo:text-indent="-0.139in" style:auto-text-indent="false">
        <style:tab-stops>
          <style:tab-stop style:position="0.3752in"/>
        </style:tab-stops>
      </style:paragraph-properties>
    </style:style>
    <style:style style:name="P52" style:family="paragraph" style:parent-style-name="List_20_Paragraph" style:list-style-name="WWNum1">
      <style:paragraph-properties fo:margin-left="2.5835in" fo:margin-right="0in" fo:margin-top="0.0402in" fo:margin-bottom="0in" style:contextual-spacing="false" fo:line-height="100%" fo:text-align="start" style:justify-single-word="false" fo:text-indent="-0.139in" style:auto-text-indent="false">
        <style:tab-stops>
          <style:tab-stop style:position="2.5835in"/>
        </style:tab-stops>
      </style:paragraph-properties>
    </style:style>
    <style:style style:name="P53" style:family="paragraph" style:parent-style-name="List_20_Paragraph" style:list-style-name="WWNum1">
      <style:paragraph-properties fo:margin-left="2.5835in" fo:margin-right="0in" fo:margin-top="0in" fo:margin-bottom="0in" style:contextual-spacing="false" fo:line-height="100%" fo:text-align="start" style:justify-single-word="false" fo:text-indent="-0.139in" style:auto-text-indent="false">
        <style:tab-stops>
          <style:tab-stop style:position="2.5835in"/>
        </style:tab-stops>
      </style:paragraph-properties>
    </style:style>
    <style:style style:name="P54" style:family="paragraph" style:parent-style-name="List_20_Paragraph" style:list-style-name="WWNum1">
      <style:paragraph-properties fo:margin-left="2.5835in" fo:margin-right="0in" fo:margin-top="0.0409in" fo:margin-bottom="0in" style:contextual-spacing="false" fo:line-height="100%" fo:text-align="start" style:justify-single-word="false" fo:text-indent="-0.139in" style:auto-text-indent="false">
        <style:tab-stops>
          <style:tab-stop style:position="2.5835in"/>
        </style:tab-stops>
      </style:paragraph-properties>
    </style:style>
    <style:style style:name="P55" style:family="paragraph" style:parent-style-name="List_20_Paragraph" style:list-style-name="WWNum1">
      <style:paragraph-properties fo:margin-left="2.5835in" fo:margin-right="0in" fo:margin-top="0.0402in" fo:margin-bottom="0in" style:contextual-spacing="false" fo:line-height="100%" fo:text-align="start" style:justify-single-word="false" fo:text-indent="-0.139in" style:auto-text-indent="false">
        <style:tab-stops>
          <style:tab-stop style:position="2.5835in"/>
        </style:tab-stops>
      </style:paragraph-properties>
      <style:text-properties officeooo:paragraph-rsid="001791ca"/>
    </style:style>
    <style:style style:name="P56" style:family="paragraph" style:parent-style-name="List_20_Paragraph">
      <style:paragraph-properties fo:margin-left="2.4445in" fo:margin-right="0in" fo:margin-top="0.0402in" fo:margin-bottom="0in" style:contextual-spacing="false" fo:line-height="100%" fo:text-align="start" style:justify-single-word="false" fo:text-indent="0in" style:auto-text-indent="false">
        <style:tab-stops>
          <style:tab-stop style:position="2.5835in"/>
        </style:tab-stops>
      </style:paragraph-properties>
    </style:style>
    <style:style style:name="P57" style:family="paragraph" style:parent-style-name="Preformatted_20_Text">
      <style:paragraph-properties fo:margin-left="0in" fo:margin-right="0in" fo:margin-top="0in" fo:margin-bottom="0.0417in" style:contextual-spacing="false" fo:orphans="2" fo:widows="2" fo:text-indent="0in" style:auto-text-indent="false" fo:padding="0.1043in" fo:border="0.06pt solid #000000"/>
    </style:style>
    <style:style style:name="P58" style:family="paragraph" style:parent-style-name="Preformatted_20_Text">
      <loext:graphic-properties draw:fill="solid" draw:fill-color="#000000" draw:opacity="2%"/>
      <style:paragraph-properties fo:margin-top="0in" fo:margin-bottom="0.0417in" style:contextual-spacing="false" fo:orphans="2" fo:widows="2" fo:background-color="#000000" fo:padding="0.1043in" fo:border="0.06pt solid #000000"/>
    </style:style>
    <style:style style:name="P59" style:family="paragraph" style:parent-style-name="Preformatted_20_Text">
      <loext:graphic-properties draw:fill="solid" draw:fill-color="#000000" draw:opacity="2%"/>
      <style:paragraph-properties fo:margin-top="0in" fo:margin-bottom="0.0417in" style:contextual-spacing="false" fo:orphans="2" fo:widows="2" fo:background-color="#000000" fo:padding="0.1043in" fo:border="0.06pt solid #000000"/>
      <style:text-properties officeooo:paragraph-rsid="001791ca"/>
    </style:style>
    <style:style style:name="P60" style:family="paragraph" style:parent-style-name="Standard">
      <style:paragraph-properties fo:margin-left="2.278in" fo:margin-right="0in" fo:margin-top="0.1063in" fo:margin-bottom="0in" style:contextual-spacing="false" fo:text-align="start" style:justify-single-word="false" fo:text-indent="0in" style:auto-text-indent="false"/>
    </style:style>
    <style:style style:name="P61" style:family="paragraph" style:parent-style-name="Standard">
      <style:paragraph-properties fo:margin-left="2.278in" fo:margin-right="0in" fo:margin-top="0.0764in" fo:margin-bottom="0in" style:contextual-spacing="false" fo:text-align="start" style:justify-single-word="false" fo:text-indent="0in" style:auto-text-indent="false">
        <style:tab-stops>
          <style:tab-stop style:position="3.7701in"/>
        </style:tab-stops>
      </style:paragraph-properties>
    </style:style>
    <style:style style:name="P62" style:family="paragraph" style:parent-style-name="Standard">
      <style:paragraph-properties fo:margin-left="2.278in" fo:margin-right="0in" fo:margin-top="0.0764in" fo:margin-bottom="0in" style:contextual-spacing="false" fo:text-align="start" style:justify-single-word="false" fo:text-indent="0in" style:auto-text-indent="false">
        <style:tab-stops>
          <style:tab-stop style:position="3.7701in"/>
        </style:tab-stops>
      </style:paragraph-properties>
      <style:text-properties officeooo:paragraph-rsid="001791ca"/>
    </style:style>
    <style:style style:name="P63" style:family="paragraph" style:parent-style-name="Standard">
      <style:paragraph-properties fo:margin-left="2.278in" fo:margin-right="0in" fo:margin-top="0.0764in" fo:margin-bottom="0in" style:contextual-spacing="false" fo:text-align="start" style:justify-single-word="false" fo:text-indent="0in" style:auto-text-indent="false">
        <style:tab-stops>
          <style:tab-stop style:position="3.6626in"/>
        </style:tab-stops>
      </style:paragraph-properties>
    </style:style>
    <style:style style:name="P64" style:family="paragraph" style:parent-style-name="Standard">
      <style:paragraph-properties fo:margin-left="2.278in" fo:margin-right="0in" fo:margin-top="0.0764in" fo:margin-bottom="0in" style:contextual-spacing="false" fo:text-align="start" style:justify-single-word="false" fo:text-indent="0in" style:auto-text-indent="false">
        <style:tab-stops>
          <style:tab-stop style:position="3.7646in"/>
        </style:tab-stops>
      </style:paragraph-properties>
    </style:style>
    <style:style style:name="P65" style:family="paragraph" style:parent-style-name="Standard">
      <style:paragraph-properties fo:margin-left="2.278in" fo:margin-right="0in" fo:margin-top="0.0764in" fo:margin-bottom="0in" style:contextual-spacing="false" fo:text-align="start" style:justify-single-word="false" fo:text-indent="0in" style:auto-text-indent="false">
        <style:tab-stops>
          <style:tab-stop style:position="3.7909in"/>
        </style:tab-stops>
      </style:paragraph-properties>
    </style:style>
    <style:style style:name="P66" style:family="paragraph" style:parent-style-name="Text_20_body">
      <style:paragraph-properties fo:margin-left="0.0693in" fo:margin-right="0.3807in" fo:margin-top="0.0008in" fo:margin-bottom="0in" style:contextual-spacing="false" fo:line-height="203%" fo:text-indent="0in" style:auto-text-indent="false"/>
      <style:text-properties officeooo:paragraph-rsid="0013a792"/>
    </style:style>
    <style:style style:name="P67" style:family="paragraph" style:parent-style-name="Text_20_body">
      <style:paragraph-properties fo:margin-left="0.0693in" fo:margin-right="0.6728in" fo:line-height="203%" fo:text-indent="0in" style:auto-text-indent="false"/>
    </style:style>
    <style:style style:name="P68" style:family="paragraph" style:parent-style-name="Text_20_body">
      <style:paragraph-properties fo:margin-left="0.0693in" fo:margin-right="0.3807in" fo:margin-top="0.0008in" fo:margin-bottom="0in" style:contextual-spacing="false" fo:line-height="203%" fo:text-indent="0in" style:auto-text-indent="false"/>
      <style:text-properties officeooo:paragraph-rsid="0014db65"/>
    </style:style>
    <style:style style:name="P69" style:family="paragraph" style:parent-style-name="Text_20_body">
      <style:paragraph-properties fo:margin-left="0.0693in" fo:margin-right="0.6728in" fo:line-height="203%" fo:text-indent="0in" style:auto-text-indent="false"/>
      <style:text-properties officeooo:rsid="0013a792" officeooo:paragraph-rsid="0013a792"/>
    </style:style>
    <style:style style:name="P70" style:family="paragraph">
      <loext:graphic-properties draw:fill="solid" draw:fill-color="#d5d5d5"/>
      <style:paragraph-properties fo:text-align="center"/>
    </style:style>
    <style:style style:name="T1" style:family="text">
      <style:text-properties style:text-scale="90%"/>
    </style:style>
    <style:style style:name="T2" style:family="text">
      <style:text-properties fo:letter-spacing="-0.0154in" style:text-scale="90%"/>
    </style:style>
    <style:style style:name="T3" style:family="text">
      <style:text-properties fo:color="#5d5d5d" loext:opacity="100%"/>
    </style:style>
    <style:style style:name="T4" style:family="text">
      <style:text-properties fo:color="#5d5d5d" loext:opacity="100%" fo:font-size="10pt" fo:letter-spacing="-0.0016in" style:font-size-asian="10pt" style:text-scale="90%"/>
    </style:style>
    <style:style style:name="T5" style:family="text">
      <style:text-properties fo:color="#5d5d5d" loext:opacity="100%" fo:font-size="10pt" fo:letter-spacing="-0.0075in" style:font-size-asian="10pt" style:text-scale="90%"/>
    </style:style>
    <style:style style:name="T6" style:family="text">
      <style:text-properties fo:color="#5d5d5d" loext:opacity="100%" fo:font-size="10pt" fo:letter-spacing="-0.011in" style:font-size-asian="10pt" style:text-scale="90%"/>
    </style:style>
    <style:style style:name="T7" style:family="text">
      <style:text-properties fo:color="#5d5d5d" loext:opacity="100%" fo:font-size="10pt" fo:letter-spacing="-0.0098in" style:font-size-asian="10pt" style:text-scale="90%"/>
    </style:style>
    <style:style style:name="T8" style:family="text">
      <style:text-properties fo:color="#5d5d5d" loext:opacity="100%" fo:font-size="10pt" fo:letter-spacing="-0.0008in" style:font-size-asian="10pt" style:text-scale="90%"/>
    </style:style>
    <style:style style:name="T9" style:family="text">
      <style:text-properties fo:color="#5d5d5d" loext:opacity="100%" fo:font-size="10pt" fo:letter-spacing="-0.0071in" style:font-size-asian="10pt" style:text-scale="90%"/>
    </style:style>
    <style:style style:name="T10" style:family="text">
      <style:text-properties fo:color="#5d5d5d" loext:opacity="100%" style:text-scale="90%"/>
    </style:style>
    <style:style style:name="T11" style:family="text">
      <style:text-properties fo:color="#5d5d5d" loext:opacity="100%" fo:letter-spacing="-0.002in" style:text-scale="90%"/>
    </style:style>
    <style:style style:name="T12" style:family="text">
      <style:text-properties fo:color="#5d5d5d" loext:opacity="100%" fo:letter-spacing="-0.002in" style:text-scale="85%"/>
    </style:style>
    <style:style style:name="T13" style:family="text">
      <style:text-properties fo:color="#5d5d5d" loext:opacity="100%" fo:letter-spacing="-0.0016in" style:text-scale="90%"/>
    </style:style>
    <style:style style:name="T14" style:family="text">
      <style:text-properties fo:color="#5d5d5d" loext:opacity="100%" fo:letter-spacing="-0.0016in" style:text-scale="85%"/>
    </style:style>
    <style:style style:name="T15" style:family="text">
      <style:text-properties fo:color="#5d5d5d" loext:opacity="100%" style:text-scale="85%"/>
    </style:style>
    <style:style style:name="T16" style:family="text">
      <style:text-properties fo:color="#5d5d5d" loext:opacity="100%" fo:letter-spacing="0.0055in" style:text-scale="85%"/>
    </style:style>
    <style:style style:name="T17" style:family="text">
      <style:text-properties fo:color="#5d5d5d" loext:opacity="100%" fo:letter-spacing="0.0063in" style:text-scale="85%"/>
    </style:style>
    <style:style style:name="T18" style:family="text">
      <style:text-properties fo:color="#5d5d5d" loext:opacity="100%" fo:letter-spacing="0.002in" style:text-scale="85%"/>
    </style:style>
    <style:style style:name="T19" style:family="text">
      <style:text-properties fo:color="#5d5d5d" loext:opacity="100%" fo:letter-spacing="0.0008in" style:text-scale="85%"/>
    </style:style>
    <style:style style:name="T20" style:family="text">
      <style:text-properties fo:color="#5d5d5d" loext:opacity="100%" fo:letter-spacing="0.0028in" style:text-scale="85%"/>
    </style:style>
    <style:style style:name="T21" style:family="text">
      <style:text-properties fo:color="#5d5d5d" loext:opacity="100%" fo:letter-spacing="-0.0008in" style:text-scale="85%"/>
    </style:style>
    <style:style style:name="T22" style:family="text">
      <style:text-properties fo:color="#5d5d5d" loext:opacity="100%" fo:letter-spacing="-0.0008in" style:text-scale="90%"/>
    </style:style>
    <style:style style:name="T23" style:family="text">
      <style:text-properties fo:color="#5d5d5d" loext:opacity="100%" fo:letter-spacing="0.0035in" style:text-scale="85%"/>
    </style:style>
    <style:style style:name="T24" style:family="text">
      <style:text-properties fo:color="#5d5d5d" loext:opacity="100%" fo:letter-spacing="-0.0028in" style:text-scale="85%"/>
    </style:style>
    <style:style style:name="T25" style:family="text">
      <style:text-properties fo:color="#5d5d5d" loext:opacity="100%" fo:letter-spacing="-0.0346in" style:text-scale="85%"/>
    </style:style>
    <style:style style:name="T26" style:family="text">
      <style:text-properties fo:color="#5d5d5d" loext:opacity="100%" fo:letter-spacing="0.0043in" style:text-scale="85%"/>
    </style:style>
    <style:style style:name="T27" style:family="text">
      <style:text-properties fo:color="#5d5d5d" loext:opacity="100%" fo:letter-spacing="0.0047in" style:text-scale="85%"/>
    </style:style>
    <style:style style:name="T28" style:family="text">
      <style:text-properties fo:color="#5d5d5d" loext:opacity="100%" fo:letter-spacing="-0.0035in" style:text-scale="85%"/>
    </style:style>
    <style:style style:name="T29" style:family="text">
      <style:text-properties fo:color="#5d5d5d" loext:opacity="100%" fo:letter-spacing="-0.0354in" style:text-scale="85%"/>
    </style:style>
    <style:style style:name="T30" style:family="text">
      <style:text-properties fo:color="#5d5d5d" loext:opacity="100%" fo:letter-spacing="0.0016in" style:text-scale="85%"/>
    </style:style>
    <style:style style:name="T31" style:family="text">
      <style:text-properties fo:color="#5d5d5d" loext:opacity="100%" fo:letter-spacing="-0.0055in" style:text-scale="85%"/>
    </style:style>
    <style:style style:name="T32" style:family="text">
      <style:text-properties fo:color="#5d5d5d" loext:opacity="100%" fo:letter-spacing="-0.0047in" style:text-scale="85%"/>
    </style:style>
    <style:style style:name="T33" style:family="text">
      <style:text-properties fo:color="#5d5d5d" loext:opacity="100%" fo:font-size="9pt" style:font-size-asian="9pt"/>
    </style:style>
    <style:style style:name="T34" style:family="text">
      <style:text-properties fo:color="#5d5d5d" loext:opacity="100%" fo:font-size="9pt" style:font-size-asian="9pt" style:text-scale="85%"/>
    </style:style>
    <style:style style:name="T35" style:family="text">
      <style:text-properties fo:color="#5d5d5d" loext:opacity="100%" fo:font-size="9pt" officeooo:rsid="00112805" style:font-size-asian="9pt" style:text-scale="85%"/>
    </style:style>
    <style:style style:name="T36" style:family="text">
      <style:text-properties fo:color="#5d5d5d" loext:opacity="100%" fo:font-size="9pt" officeooo:rsid="001791ca" style:font-size-asian="9pt" style:text-scale="85%"/>
    </style:style>
    <style:style style:name="T37" style:family="text">
      <style:text-properties fo:color="#5d5d5d" loext:opacity="100%" fo:font-size="9pt" style:font-size-asian="9pt" style:text-scale="90%"/>
    </style:style>
    <style:style style:name="T38" style:family="text">
      <style:text-properties fo:color="#5d5d5d" loext:opacity="100%" fo:font-size="9pt" officeooo:rsid="001791ca" style:font-size-asian="9pt"/>
    </style:style>
    <style:style style:name="T39" style:family="text">
      <style:text-properties fo:color="#5d5d5d" loext:opacity="100%" fo:font-size="9pt" fo:letter-spacing="0.0091in" style:font-size-asian="9pt" style:text-scale="85%"/>
    </style:style>
    <style:style style:name="T40" style:family="text">
      <style:text-properties fo:color="#5d5d5d" loext:opacity="100%" fo:font-size="9pt" fo:letter-spacing="0.0091in" officeooo:rsid="00112805" style:font-size-asian="9pt" style:text-scale="85%"/>
    </style:style>
    <style:style style:name="T41" style:family="text">
      <style:text-properties fo:color="#5d5d5d" loext:opacity="100%" fo:font-size="9pt" fo:letter-spacing="0.0055in" style:font-size-asian="9pt" style:text-scale="85%"/>
    </style:style>
    <style:style style:name="T42" style:family="text">
      <style:text-properties fo:color="#5d5d5d" loext:opacity="100%" fo:font-size="9pt" fo:letter-spacing="0.0063in" style:font-size-asian="9pt" style:text-scale="85%"/>
    </style:style>
    <style:style style:name="T43" style:family="text">
      <style:text-properties fo:color="#5d5d5d" loext:opacity="100%" fo:font-size="9pt" fo:letter-spacing="0.0098in" style:font-size-asian="9pt" style:text-scale="85%"/>
    </style:style>
    <style:style style:name="T44" style:family="text">
      <style:text-properties fo:color="#5d5d5d" loext:opacity="100%" fo:font-size="9pt" fo:letter-spacing="0.0047in" style:font-size-asian="9pt" style:text-scale="85%"/>
    </style:style>
    <style:style style:name="T45" style:family="text">
      <style:text-properties fo:color="#5d5d5d" loext:opacity="100%" fo:font-size="9pt" fo:letter-spacing="0.0008in" style:font-size-asian="9pt" style:text-scale="90%"/>
    </style:style>
    <style:style style:name="T46" style:family="text">
      <style:text-properties fo:color="#5d5d5d" loext:opacity="100%" fo:font-size="9pt" fo:letter-spacing="0.0102in" style:font-size-asian="9pt" style:text-scale="85%"/>
    </style:style>
    <style:style style:name="T47" style:family="text">
      <style:text-properties fo:color="#5d5d5d" loext:opacity="100%" fo:font-size="9pt" fo:letter-spacing="0.0043in" style:font-size-asian="9pt" style:text-scale="85%"/>
    </style:style>
    <style:style style:name="T48" style:family="text">
      <style:text-properties fo:color="#5d5d5d" loext:opacity="100%" fo:font-size="9pt" fo:letter-spacing="0.0016in" style:font-size-asian="9pt" style:text-scale="85%"/>
    </style:style>
    <style:style style:name="T49" style:family="text">
      <style:text-properties fo:color="#5d5d5d" loext:opacity="100%" fo:font-size="9pt" fo:letter-spacing="-0.0008in" style:font-size-asian="9pt" style:text-scale="90%"/>
    </style:style>
    <style:style style:name="T50" style:family="text">
      <style:text-properties fo:color="#5d5d5d" loext:opacity="100%" fo:font-size="9pt" fo:letter-spacing="-0.0102in" style:font-size-asian="9pt" style:text-scale="90%"/>
    </style:style>
    <style:style style:name="T51" style:family="text">
      <style:text-properties fo:color="#5d5d5d" loext:opacity="100%" fo:font-size="9pt" fo:letter-spacing="-0.0075in" style:font-size-asian="9pt" style:text-scale="90%"/>
    </style:style>
    <style:style style:name="T52" style:family="text">
      <style:text-properties fo:color="#5d5d5d" loext:opacity="100%" fo:font-size="9pt" fo:letter-spacing="-0.0075in" style:font-size-asian="9pt" style:text-scale="85%"/>
    </style:style>
    <style:style style:name="T53" style:family="text">
      <style:text-properties fo:color="#5d5d5d" loext:opacity="100%" fo:font-size="9pt" fo:letter-spacing="-0.0071in" style:font-size-asian="9pt" style:text-scale="90%"/>
    </style:style>
    <style:style style:name="T54" style:family="text">
      <style:text-properties fo:color="#5d5d5d" loext:opacity="100%" fo:font-size="9pt" fo:letter-spacing="-0.011in" style:font-size-asian="9pt" style:text-scale="90%"/>
    </style:style>
    <style:style style:name="T55" style:family="text">
      <style:text-properties fo:color="#5d5d5d" loext:opacity="100%" fo:font-size="9pt" fo:letter-spacing="-0.0098in" style:font-size-asian="9pt" style:text-scale="90%"/>
    </style:style>
    <style:style style:name="T56" style:family="text">
      <style:text-properties fo:color="#5d5d5d" loext:opacity="100%" fo:font-size="9pt" fo:letter-spacing="-0.0374in" style:font-size-asian="9pt" style:text-scale="90%"/>
    </style:style>
    <style:style style:name="T57" style:family="text">
      <style:text-properties fo:color="#5d5d5d" loext:opacity="100%" fo:font-size="9pt" fo:letter-spacing="-0.0028in" style:font-size-asian="9pt" style:text-scale="85%"/>
    </style:style>
    <style:style style:name="T58" style:family="text">
      <style:text-properties fo:color="#5d5d5d" loext:opacity="100%" fo:font-size="9pt" fo:letter-spacing="-0.0035in" style:font-size-asian="9pt" style:text-scale="85%"/>
    </style:style>
    <style:style style:name="T59" style:family="text">
      <style:text-properties fo:color="#5d5d5d" loext:opacity="100%" fo:font-size="9pt" fo:letter-spacing="-0.0035in" style:font-size-asian="9pt" style:text-scale="90%"/>
    </style:style>
    <style:style style:name="T60" style:family="text">
      <style:text-properties fo:color="#5d5d5d" loext:opacity="100%" fo:font-size="9pt" fo:letter-spacing="-0.0055in" style:font-size-asian="9pt" style:text-scale="85%"/>
    </style:style>
    <style:style style:name="T61" style:family="text">
      <style:text-properties fo:color="#5d5d5d" loext:opacity="100%" fo:font-size="9pt" fo:letter-spacing="-0.0126in" style:font-size-asian="9pt"/>
    </style:style>
    <style:style style:name="T62" style:family="text">
      <style:text-properties fo:color="#5d5d5d" loext:opacity="100%" fo:font-size="9pt" fo:letter-spacing="-0.0126in" style:font-size-asian="9pt" style:text-scale="90%"/>
    </style:style>
    <style:style style:name="T63" style:family="text">
      <style:text-properties fo:color="#5d5d5d" loext:opacity="100%" fo:font-size="9pt" fo:letter-spacing="-0.0354in" style:font-size-asian="9pt" style:text-scale="85%"/>
    </style:style>
    <style:style style:name="T64" style:family="text">
      <style:text-properties fo:color="#5d5d5d" loext:opacity="100%" fo:font-size="9pt" fo:letter-spacing="-0.0118in" style:font-size-asian="9pt" style:text-scale="90%"/>
    </style:style>
    <style:style style:name="T65" style:family="text">
      <style:text-properties fo:color="#5d5d5d" loext:opacity="100%" fo:font-size="9pt" fo:letter-spacing="-0.0146in" style:font-size-asian="9pt" style:text-scale="90%"/>
    </style:style>
    <style:style style:name="T66" style:family="text">
      <style:text-properties fo:color="#5d5d5d" loext:opacity="100%" fo:font-size="9pt" fo:letter-spacing="-0.0047in" style:font-size-asian="9pt" style:text-scale="90%"/>
    </style:style>
    <style:style style:name="T67" style:family="text">
      <style:text-properties fo:color="#5d5d5d" loext:opacity="100%" fo:font-size="9pt" fo:letter-spacing="-0.0043in" style:font-size-asian="9pt" style:text-scale="90%"/>
    </style:style>
    <style:style style:name="T68" style:family="text">
      <style:text-properties fo:color="#5d5d5d" loext:opacity="100%" fo:font-size="9pt" fo:letter-spacing="-0.0043in" style:font-size-asian="9pt" style:text-scale="85%"/>
    </style:style>
    <style:style style:name="T69" style:family="text">
      <style:text-properties fo:color="#5d5d5d" loext:opacity="100%" fo:font-size="9pt" fo:letter-spacing="0.002in" style:font-size-asian="9pt" style:text-scale="85%"/>
    </style:style>
    <style:style style:name="T70" style:family="text">
      <style:text-properties fo:color="#5d5d5d" loext:opacity="100%" fo:font-size="9pt" fo:letter-spacing="0.011in" style:font-size-asian="9pt" style:text-scale="85%"/>
    </style:style>
    <style:style style:name="T71" style:family="text">
      <style:text-properties fo:color="#5d5d5d" loext:opacity="100%" fo:font-size="9pt" fo:letter-spacing="0.0118in" style:font-size-asian="9pt" style:text-scale="85%"/>
    </style:style>
    <style:style style:name="T72" style:family="text">
      <style:text-properties fo:color="#5d5d5d" loext:opacity="100%" fo:font-size="9pt" fo:letter-spacing="0.0071in" style:font-size-asian="9pt" style:text-scale="85%"/>
    </style:style>
    <style:style style:name="T73" style:family="text">
      <style:text-properties fo:color="#5d5d5d" loext:opacity="100%" fo:font-size="9pt" fo:letter-spacing="-0.0063in" style:font-size-asian="9pt" style:text-scale="90%"/>
    </style:style>
    <style:style style:name="T74" style:family="text">
      <style:text-properties fo:color="#5d5d5d" loext:opacity="100%" fo:font-size="9pt" fo:letter-spacing="-0.0083in" style:font-size-asian="9pt" style:text-scale="90%"/>
    </style:style>
    <style:style style:name="T75" style:family="text">
      <style:text-properties fo:color="#5d5d5d" loext:opacity="100%" fo:font-size="9pt" fo:letter-spacing="0.0075in" style:font-size-asian="9pt" style:text-scale="85%"/>
    </style:style>
    <style:style style:name="T76" style:family="text">
      <style:text-properties fo:color="#5d5d5d" loext:opacity="100%" fo:font-size="9pt" fo:letter-spacing="0.0083in" style:font-size-asian="9pt" style:text-scale="85%"/>
    </style:style>
    <style:style style:name="T77" style:family="text">
      <style:text-properties fo:color="#5d5d5d" loext:opacity="100%" fo:letter-spacing="-0.0071in" style:text-scale="90%"/>
    </style:style>
    <style:style style:name="T78" style:family="text">
      <style:text-properties fo:color="#5d5d5d" loext:opacity="100%" fo:letter-spacing="-0.0083in"/>
    </style:style>
    <style:style style:name="T79" style:family="text">
      <style:text-properties fo:color="#5d5d5d" loext:opacity="100%" style:font-name="Tahoma" fo:font-size="9pt" fo:font-weight="bold" style:font-size-asian="9pt" style:font-weight-asian="bold"/>
    </style:style>
    <style:style style:name="T80" style:family="text">
      <style:text-properties fo:color="#5d5d5d" loext:opacity="100%" style:font-name="Tahoma" fo:font-size="9pt" fo:font-weight="bold" style:font-size-asian="9pt" style:font-weight-asian="bold" style:text-scale="85%"/>
    </style:style>
    <style:style style:name="T81" style:family="text">
      <style:text-properties fo:color="#5d5d5d" loext:opacity="100%" style:font-name="Tahoma" fo:font-size="9pt" fo:font-weight="bold" style:font-size-asian="9pt" style:font-weight-asian="bold" style:font-weight-complex="bold" style:text-scale="85%"/>
    </style:style>
    <style:style style:name="T82" style:family="text">
      <style:text-properties fo:color="#5d5d5d" loext:opacity="100%" style:font-name="Tahoma" fo:font-size="9pt" fo:letter-spacing="0.0008in" fo:font-weight="bold" style:font-size-asian="9pt" style:font-weight-asian="bold" style:text-scale="85%"/>
    </style:style>
    <style:style style:name="T83" style:family="text">
      <style:text-properties fo:color="#5d5d5d" loext:opacity="100%" style:font-name="Tahoma" fo:font-size="9pt" fo:letter-spacing="-0.0071in" fo:font-weight="bold" style:font-size-asian="9pt" style:font-weight-asian="bold"/>
    </style:style>
    <style:style style:name="T84" style:family="text">
      <style:text-properties fo:color="#5d5d5d" loext:opacity="100%" fo:font-size="8.5pt" style:font-size-asian="8.5pt"/>
    </style:style>
    <style:style style:name="T85" style:family="text">
      <style:text-properties fo:color="#5d5d5d" loext:opacity="100%" fo:font-size="8.5pt" style:font-size-asian="8.5pt" style:text-scale="90%"/>
    </style:style>
    <style:style style:name="T86" style:family="text">
      <style:text-properties fo:color="#5d5d5d" loext:opacity="100%" fo:font-size="8.5pt" officeooo:rsid="001791ca" style:font-size-asian="8.5pt" style:text-scale="90%"/>
    </style:style>
    <style:style style:name="T87" style:family="text">
      <style:text-properties fo:color="#5d5d5d" loext:opacity="100%" fo:font-size="8.5pt" fo:letter-spacing="-0.002in" style:font-size-asian="8.5pt" style:text-scale="90%"/>
    </style:style>
    <style:style style:name="T88" style:family="text">
      <style:text-properties fo:color="#5d5d5d" loext:opacity="100%" fo:font-size="8.5pt" fo:letter-spacing="-0.0008in" style:font-size-asian="8.5pt" style:text-scale="90%"/>
    </style:style>
    <style:style style:name="T89" style:family="text">
      <style:text-properties fo:color="#5d5d5d" loext:opacity="100%" fo:font-size="8.5pt" fo:letter-spacing="-0.0071in" style:font-size-asian="8.5pt" style:text-scale="90%"/>
    </style:style>
    <style:style style:name="T90" style:family="text">
      <style:text-properties fo:color="#5d5d5d" loext:opacity="100%" fo:font-size="8.5pt" fo:letter-spacing="-0.0063in" style:font-size-asian="8.5pt" style:text-scale="90%"/>
    </style:style>
    <style:style style:name="T91" style:family="text">
      <style:text-properties fo:color="#5d5d5d" loext:opacity="100%" fo:font-size="8.5pt" fo:letter-spacing="-0.0063in" officeooo:rsid="001791ca" style:font-size-asian="8.5pt" style:text-scale="90%"/>
    </style:style>
    <style:style style:name="T92" style:family="text">
      <style:text-properties fo:color="#5d5d5d" loext:opacity="100%" fo:font-size="8.5pt" fo:letter-spacing="-0.0091in" style:font-size-asian="8.5pt" style:text-scale="90%"/>
    </style:style>
    <style:style style:name="T93" style:family="text">
      <style:text-properties fo:color="#5d5d5d" loext:opacity="100%" fo:font-size="8.5pt" fo:letter-spacing="-0.0091in" officeooo:rsid="001791ca" style:font-size-asian="8.5pt" style:text-scale="90%"/>
    </style:style>
    <style:style style:name="T94" style:family="text">
      <style:text-properties fo:color="#5d5d5d" loext:opacity="100%" style:font-name="Verdana" fo:font-size="9pt" fo:language="en" fo:country="US" style:font-name-asian="Verdana2" style:font-size-asian="9pt" style:language-asian="en" style:country-asian="US" style:font-name-complex="Verdana2" style:language-complex="ar" style:country-complex="SA" style:text-scale="90%"/>
    </style:style>
    <style:style style:name="T95" style:family="text">
      <style:text-properties fo:color="#5d5d5d" loext:opacity="100%" style:font-name="Verdana" fo:font-size="9pt" fo:language="en" fo:country="US" officeooo:rsid="00112805" style:font-name-asian="Verdana2" style:font-size-asian="9pt" style:language-asian="en" style:country-asian="US" style:font-name-complex="Verdana2" style:language-complex="ar" style:country-complex="SA" style:text-scale="90%"/>
    </style:style>
    <style:style style:name="T96" style:family="text">
      <style:text-properties fo:color="#5d5d5d" loext:opacity="100%" style:font-name="Verdana" fo:font-size="9pt" fo:letter-spacing="-0.0075in" fo:language="en" fo:country="US" style:font-name-asian="Verdana2" style:font-size-asian="9pt" style:language-asian="en" style:country-asian="US" style:font-name-complex="Verdana2" style:language-complex="ar" style:country-complex="SA" style:text-scale="90%"/>
    </style:style>
    <style:style style:name="T97" style:family="text">
      <style:text-properties fo:color="#5d5d5d" loext:opacity="100%" style:font-name="Verdana" fo:font-size="8.5pt" fo:language="en" fo:country="US" style:font-name-asian="Verdana2" style:font-size-asian="8.5pt" style:language-asian="en" style:country-asian="US" style:font-name-complex="Verdana2" style:language-complex="ar" style:country-complex="SA" style:text-scale="90%"/>
    </style:style>
    <style:style style:name="T98" style:family="text">
      <style:text-properties fo:color="#5d5d5d" loext:opacity="100%" style:font-name="Verdana" fo:font-size="8.5pt" fo:letter-spacing="-0.0008in" fo:language="en" fo:country="US" style:font-name-asian="Verdana2" style:font-size-asian="8.5pt" style:language-asian="en" style:country-asian="US" style:font-name-complex="Verdana2" style:language-complex="ar" style:country-complex="SA" style:text-scale="90%"/>
    </style:style>
    <style:style style:name="T99" style:family="text">
      <style:text-properties fo:color="#5d5d5d" loext:opacity="100%" style:font-name="Verdana1" fo:font-size="9pt" fo:letter-spacing="-0.0008in" fo:font-weight="bold" style:font-size-asian="9pt" style:font-weight-asian="bold" style:text-scale="90%"/>
    </style:style>
    <style:style style:name="T100" style:family="text">
      <style:text-properties fo:color="#5d5d5d" loext:opacity="100%" style:font-name="Verdana1" fo:font-size="9pt" fo:letter-spacing="-0.0047in" fo:font-weight="bold" style:font-size-asian="9pt" style:font-weight-asian="bold" style:text-scale="90%"/>
    </style:style>
    <style:style style:name="T101" style:family="text">
      <style:text-properties fo:color="#5d5d5d" loext:opacity="100%" style:font-name="Verdana1" fo:font-size="9pt" fo:font-weight="bold" style:font-size-asian="9pt" style:font-weight-asian="bold" style:text-scale="90%"/>
    </style:style>
    <style:style style:name="T102" style:family="text">
      <style:text-properties fo:color="#5d5d5d" loext:opacity="100%" style:font-name="sans-serif" style:text-scale="85%"/>
    </style:style>
    <style:style style:name="T103" style:family="text">
      <style:text-properties fo:font-size="10pt" style:font-size-asian="10pt"/>
    </style:style>
    <style:style style:name="T104" style:family="text">
      <style:text-properties fo:color="#b58e58" loext:opacity="100%" fo:letter-spacing="-0.0008in" style:text-scale="90%"/>
    </style:style>
    <style:style style:name="T105" style:family="text">
      <style:text-properties fo:color="#b58e58" loext:opacity="100%" fo:letter-spacing="-0.0374in" style:text-scale="90%"/>
    </style:style>
    <style:style style:name="T106" style:family="text">
      <style:text-properties fo:color="#b58e58" loext:opacity="100%" fo:letter-spacing="-0.0016in" style:text-scale="90%"/>
    </style:style>
    <style:style style:name="T107" style:family="text">
      <style:text-properties fo:color="#b58e58" loext:opacity="100%" fo:letter-spacing="-0.0311in" style:text-scale="90%"/>
    </style:style>
    <style:style style:name="T108" style:family="text">
      <style:text-properties fo:color="#b58e58" loext:opacity="100%" style:font-name="Tahoma" fo:font-size="9pt" fo:font-weight="bold" style:font-size-asian="9pt" style:font-weight-asian="bold" style:text-scale="85%"/>
    </style:style>
    <style:style style:name="T109" style:family="text">
      <style:text-properties fo:color="#b58e58" loext:opacity="100%" style:font-name="Tahoma" fo:font-size="9pt" fo:font-weight="bold" style:font-size-asian="9pt" style:font-weight-asian="bold" style:text-scale="90%"/>
    </style:style>
    <style:style style:name="T110" style:family="text">
      <style:text-properties fo:color="#b58e58" loext:opacity="100%" style:font-name="Tahoma" fo:font-size="9pt" fo:letter-spacing="0.0008in" fo:font-weight="bold" officeooo:rsid="0011b053" style:font-size-asian="9pt" style:font-weight-asian="bold" style:text-scale="85%"/>
    </style:style>
    <style:style style:name="T111" style:family="text">
      <style:text-properties fo:color="#b58e58" loext:opacity="100%" style:font-name="Tahoma" fo:font-size="9pt" fo:letter-spacing="-0.0291in" fo:font-weight="bold" style:font-size-asian="9pt" style:font-weight-asian="bold" style:text-scale="85%"/>
    </style:style>
    <style:style style:name="T112" style:family="text">
      <style:text-properties fo:color="#b58e58" loext:opacity="100%" fo:font-size="9pt" style:font-size-asian="9pt" style:text-scale="90%"/>
    </style:style>
    <style:style style:name="T113" style:family="text">
      <style:text-properties fo:color="#b58e58" loext:opacity="100%" fo:font-size="9pt" fo:letter-spacing="-0.0047in" style:font-size-asian="9pt" style:text-scale="90%"/>
    </style:style>
    <style:style style:name="T114" style:family="text">
      <style:text-properties fo:color="#b58e58" loext:opacity="100%" fo:letter-spacing="-0.0102in" style:text-scale="90%"/>
    </style:style>
    <style:style style:name="T115" style:family="text">
      <style:text-properties fo:color="#b58e58" loext:opacity="100%" style:font-name="Verdana1" fo:font-size="9pt" fo:font-weight="bold" style:font-size-asian="9pt" style:font-weight-asian="bold" style:text-scale="90%"/>
    </style:style>
    <style:style style:name="T116" style:family="text">
      <style:text-properties fo:color="#b58e58" loext:opacity="100%" fo:font-size="10pt" fo:letter-spacing="-0.0008in" style:font-size-asian="10pt" style:font-size-complex="10pt" style:text-scale="90%"/>
    </style:style>
    <style:style style:name="T117" style:family="text">
      <style:text-properties fo:color="#b58e58" loext:opacity="100%" fo:font-size="10pt" style:font-size-asian="10pt" style:font-size-complex="10pt"/>
    </style:style>
    <style:style style:name="T118" style:family="text">
      <style:text-properties fo:font-size="12.5pt" style:font-size-asian="12.5pt"/>
    </style:style>
    <style:style style:name="T119" style:family="text">
      <style:text-properties fo:letter-spacing="0.0008in"/>
    </style:style>
    <style:style style:name="T120" style:family="text">
      <style:text-properties fo:letter-spacing="0.0008in" style:text-scale="90%"/>
    </style:style>
    <style:style style:name="T121" style:family="text">
      <style:text-properties fo:letter-spacing="0.0008in" style:text-scale="85%"/>
    </style:style>
    <style:style style:name="T122" style:family="text">
      <style:text-properties style:text-scale="85%"/>
    </style:style>
    <style:style style:name="T123" style:family="text">
      <style:text-properties fo:letter-spacing="0.011in" style:text-scale="85%"/>
    </style:style>
    <style:style style:name="T124" style:family="text">
      <style:text-properties fo:letter-spacing="-0.0346in" style:text-scale="85%"/>
    </style:style>
    <style:style style:name="T125" style:family="text">
      <style:text-properties fo:letter-spacing="-0.0374in" style:text-scale="90%"/>
    </style:style>
    <style:style style:name="T126" style:family="text">
      <style:text-properties fo:letter-spacing="0.0091in" style:text-scale="85%"/>
    </style:style>
    <style:style style:name="T127" style:family="text">
      <style:text-properties fo:letter-spacing="0.0047in" style:text-scale="85%"/>
    </style:style>
    <style:style style:name="T128" style:family="text">
      <style:text-properties fo:letter-spacing="-0.0354in" style:text-scale="85%"/>
    </style:style>
    <style:style style:name="T129" style:family="text">
      <style:text-properties fo:letter-spacing="-0.0118in" style:text-scale="90%"/>
    </style:style>
    <style:style style:name="T130" style:family="text">
      <style:text-properties fo:letter-spacing="-0.011in" style:text-scale="90%"/>
    </style:style>
    <style:style style:name="T131" style:family="text">
      <style:text-properties fo:letter-spacing="-0.0008in" style:text-scale="90%"/>
    </style:style>
    <style:style style:name="T132" style:family="text">
      <style:text-properties fo:letter-spacing="-0.0071in" style:text-scale="90%"/>
    </style:style>
    <style:style style:name="T133" style:family="text">
      <style:text-properties fo:font-size="8.5pt" style:font-size-asian="8.5pt"/>
    </style:style>
    <style:style style:name="T134" style:family="text">
      <style:text-properties fo:font-size="8.5pt" style:font-size-asian="8.5pt" style:text-scale="90%"/>
    </style:style>
    <style:style style:name="T135" style:family="text">
      <style:text-properties fo:font-size="8.5pt" fo:letter-spacing="-0.0063in" style:font-size-asian="8.5pt" style:text-scale="90%"/>
    </style:style>
    <style:style style:name="T136" style:family="text">
      <style:text-properties fo:font-size="8.5pt" fo:letter-spacing="-0.0091in" style:font-size-asian="8.5pt" style:text-scale="90%"/>
    </style:style>
    <style:style style:name="T137" style:family="text">
      <style:text-properties fo:font-size="8.5pt" fo:letter-spacing="-0.0008in" style:font-size-asian="8.5pt" style:text-scale="90%"/>
    </style:style>
    <style:style style:name="T138" style:family="text">
      <style:text-properties fo:font-size="8.5pt" fo:letter-spacing="-0.0071in" style:font-size-asian="8.5pt" style:text-scale="90%"/>
    </style:style>
    <style:style style:name="T139" style:family="text">
      <style:text-properties fo:font-size="8.5pt" fo:letter-spacing="-0.0055in" style:font-size-asian="8.5pt" style:text-scale="90%"/>
    </style:style>
    <style:style style:name="T140" style:family="text">
      <style:text-properties fo:font-size="8.5pt" fo:letter-spacing="-0.0035in" style:font-size-asian="8.5pt" style:text-scale="90%"/>
    </style:style>
    <style:style style:name="T141" style:family="text">
      <style:text-properties fo:font-size="8.5pt" fo:letter-spacing="-0.0075in" style:font-size-asian="8.5pt" style:text-scale="90%"/>
    </style:style>
    <style:style style:name="T142" style:family="text">
      <style:text-properties fo:font-size="8.5pt" fo:letter-spacing="-0.0047in" style:font-size-asian="8.5pt" style:text-scale="90%"/>
    </style:style>
    <style:style style:name="T143" style:family="text">
      <style:text-properties fo:font-size="8.5pt" fo:letter-spacing="-0.0043in" style:font-size-asian="8.5pt" style:text-scale="90%"/>
    </style:style>
    <style:style style:name="T144" style:family="text">
      <style:text-properties fo:font-size="8.5pt" fo:letter-spacing="-0.0102in" style:font-size-asian="8.5pt" style:text-scale="90%"/>
    </style:style>
    <style:style style:name="T145" style:family="text">
      <style:text-properties fo:letter-spacing="0.0016in" style:text-scale="85%"/>
    </style:style>
    <style:style style:name="T146" style:family="text">
      <style:text-properties fo:letter-spacing="0.0063in" style:text-scale="85%"/>
    </style:style>
    <style:style style:name="T147" style:family="text">
      <style:text-properties fo:font-size="9pt" style:font-size-asian="9pt"/>
    </style:style>
    <style:style style:name="T148" style:family="text">
      <style:text-properties style:font-name="Tahoma" fo:font-size="9pt" fo:font-weight="bold" style:font-size-asian="9pt" style:font-weight-asian="bold"/>
    </style:style>
    <style:style style:name="T149" style:family="text">
      <style:text-properties fo:letter-spacing="0.0209in" style:text-scale="85%"/>
    </style:style>
    <style:style style:name="T150" style:family="text">
      <style:text-properties fo:letter-spacing="0.0118in" style:text-scale="85%"/>
    </style:style>
    <style:style style:name="T151" style:family="text">
      <style:text-properties fo:letter-spacing="0.0791in"/>
    </style:style>
    <style:style style:name="T152" style:family="text">
      <style:text-properties fo:letter-spacing="-0.0055in" style:text-scale="90%"/>
    </style:style>
    <style:style style:name="T153" style:family="text">
      <style:text-properties fo:letter-spacing="-0.0047in" style:text-scale="90%"/>
    </style:style>
    <style:style style:name="T154" style:family="text">
      <style:text-properties fo:letter-spacing="-0.0134in" style:text-scale="90%"/>
    </style:style>
    <style:style style:name="T155" style:family="text">
      <style:text-properties fo:letter-spacing="-0.0083in" style:text-scale="90%"/>
    </style:style>
    <style:style style:name="T156" style:family="text">
      <style:text-properties fo:letter-spacing="-0.0075in" style:text-scale="90%"/>
    </style:style>
    <style:style style:name="T157" style:family="text">
      <style:text-properties fo:letter-spacing="-0.0146in" style:text-scale="90%"/>
    </style:style>
    <style:style style:name="T158" style:family="text">
      <style:text-properties fo:letter-spacing="0.0201in" style:text-scale="85%"/>
    </style:style>
    <style:style style:name="T159" style:family="text">
      <style:text-properties fo:letter-spacing="-0.0043in" style:text-scale="90%"/>
    </style:style>
    <style:style style:name="T160" style:family="text">
      <style:text-properties fo:letter-spacing="-0.0063in" style:text-scale="90%"/>
    </style:style>
    <style:style style:name="T161" style:family="text">
      <style:text-properties officeooo:rsid="00112805"/>
    </style:style>
    <style:style style:name="T162" style:family="text">
      <style:text-properties fo:font-variant="normal" fo:text-transform="none" fo:color="#111111" loext:opacity="100%" fo:font-size="10.5pt" fo:letter-spacing="normal" fo:font-style="normal" fo:font-weight="normal"/>
    </style:style>
    <style:style style:name="T163" style:family="text">
      <style:text-properties fo:font-variant="normal" fo:text-transform="none" fo:color="#111111" loext:opacity="100%" fo:letter-spacing="normal"/>
    </style:style>
    <style:style style:name="T164" style:family="text">
      <style:text-properties style:font-name="Verdana" fo:font-size="11pt" fo:language="en" fo:country="US" style:font-name-asian="Verdana2" style:font-size-asian="11pt" style:language-asian="en" style:country-asian="US" style:font-name-complex="Verdana2" style:font-size-complex="11pt" style:language-complex="ar" style:country-complex="SA" style:text-scale="85%"/>
    </style:style>
    <style:style style:name="T165" style:family="text">
      <style:text-properties style:font-name="Verdana" fo:font-size="8.5pt" fo:language="en" fo:country="US" style:font-name-asian="Verdana2" style:font-size-asian="8.5pt" style:language-asian="en" style:country-asian="US" style:font-name-complex="Verdana2" style:language-complex="ar" style:country-complex="SA" style:text-scale="90%"/>
    </style:style>
    <style:style style:name="T166" style:family="text">
      <style:text-properties style:font-name="Verdana" fo:font-size="8.5pt" fo:letter-spacing="-0.0008in" fo:language="en" fo:country="US" style:font-name-asian="Verdana2" style:font-size-asian="8.5pt" style:language-asian="en" style:country-asian="US" style:font-name-complex="Verdana2" style:language-complex="ar" style:country-complex="SA" style:text-scale="90%"/>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style:column style:rel-width="15282*" fo:start-indent="0in" fo:end-indent="0.0945in"/>
          <style:column style:rel-width="50253*" fo:start-indent="0.0945in" fo:end-indent="0in"/>
        </style:columns>
      </style:section-properties>
    </style:style>
    <style:style style:name="gr1" style:family="graphic">
      <style:graphic-properties draw:stroke="none" svg:stroke-width="0in" draw:fill="solid" draw:fill-color="#d5d5d5"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2"><text:span text:style-name="T1">Dylan</text:span><text:span text:style-name="T2"> </text:span><text:span text:style-name="T1">Kotzer</text:span></text:p>
        <text:p text:style-name="P60"><text:span text:style-name="T4">Software</text:span><text:span text:style-name="T5"> </text:span><text:span text:style-name="T4">Developer,</text:span><text:span text:style-name="T5"> </text:span><text:span text:style-name="T4">IT</text:span><text:span text:style-name="T6"> </text:span><text:span text:style-name="T4">Specialist,</text:span><text:span text:style-name="T7"> </text:span><text:span text:style-name="T8">Web</text:span><text:span text:style-name="T9"> </text:span><text:span text:style-name="T8">Development</text:span><text:span text:style-name="T103"/></text:p>
        <text:p text:style-name="P5"/>
      </text:section>
      <text:section text:style-name="Sect2" text:name="Section1">
        <text:h text:style-name="P23" text:outline-level="2">Details</text:h>
        <text:p text:style-name="P8"/>
        <text:p text:style-name="P1">Phone</text:p>
        <text:p text:style-name="P2"><text:span text:style-name="T10">416</text:span><text:span text:style-name="T11"> </text:span><text:span text:style-name="T10">671</text:span><text:span text:style-name="T13"> </text:span><text:span text:style-name="T10">1387</text:span></text:p>
        <text:p text:style-name="P11"/>
        <text:p text:style-name="P13">Email<text:span text:style-name="T119"> </text:span><text:a xlink:type="simple" xlink:href="mailto:DylanKotzer@gmail.com" text:style-name="Standard" text:visited-style-name="Standard"><text:span text:style-name="T15">DylanKotzer@gmail.com</text:span></text:a></text:p>
        <text:p text:style-name="P5"/>
        <text:p text:style-name="P9"/>
        <text:h text:style-name="P24" text:outline-level="2">Links</text:h>
        <text:p text:style-name="P10"/>
        <text:p text:style-name="P3"><text:a xlink:type="simple" xlink:href="https://www.linkedin.com/in/dylan-kotzer-3a5421190/" office:target-frame-name="_blank" xlink:show="new" text:style-name="Internet_20_link" text:visited-style-name="Visited_20_Internet_20_Link"><text:span text:style-name="T116">Linkedin</text:span></text:a><text:span text:style-name="T105"> </text:span><text:a xlink:type="simple" xlink:href="https://github.com/DKotzer/" office:target-frame-name="_blank" xlink:show="new" text:style-name="Internet_20_link" text:visited-style-name="Visited_20_Internet_20_Link"><text:span text:style-name="T117">Github</text:span></text:a></text:p>
        <text:p text:style-name="P5"/>
        <text:p text:style-name="P14"/>
        <text:h text:style-name="P25" text:outline-level="2">Skills</text:h>
        <text:p text:style-name="P10"/>
        <text:p text:style-name="P66"><text:span text:style-name="T122">Problem</text:span><text:span text:style-name="T123"> </text:span><text:span text:style-name="T122">Solving</text:span><text:span text:style-name="T124"> </text:span>JavaScript<text:span text:style-name="T119"> </text:span></text:p>
        <text:p text:style-name="P68">TypeScript<text:span text:style-name="T119"> </text:span></text:p>
        <text:p text:style-name="P68">Python</text:p>
        <text:p text:style-name="P15">React<text:span text:style-name="T119"> </text:span><text:span text:style-name="T122">Next.JS</text:span></text:p>
        <text:p text:style-name="P67"><text:span text:style-name="T1">Node/Express</text:span><text:span text:style-name="T125"> </text:span>Django<text:span text:style-name="T119"> </text:span>MongoDB<text:span text:style-name="T119"> </text:span>PostgreSQL<text:span text:style-name="T119"> </text:span>HTML/CSS</text:p>
        <text:p text:style-name="P69">Vercel</text:p>
        <text:p text:style-name="P69">Cloudflare</text:p>
        <text:p text:style-name="P69">Azure</text:p>
        <text:p text:style-name="P16"><text:span text:style-name="T1">Amazon AWS</text:span><text:span text:style-name="T120"> </text:span><text:span text:style-name="T122">Communication Skills</text:span><text:span text:style-name="T121"> </text:span><text:span text:style-name="T122">Leadership</text:span><text:span text:style-name="T126"> </text:span><text:span text:style-name="T122">and</text:span><text:span text:style-name="T127"> </text:span><text:span text:style-name="T122">Teamwork</text:span><text:span text:style-name="T128"> </text:span><text:span text:style-name="T1">Open</text:span><text:span text:style-name="T129"> </text:span><text:span text:style-name="T1">AI</text:span><text:span text:style-name="T130"> </text:span><text:span text:style-name="T1">API's</text:span></text:p>
        <text:p text:style-name="P17"><text:span text:style-name="T131">Prompt</text:span><text:span text:style-name="T132"> </text:span><text:span text:style-name="T131">Engineer</text:span></text:p>
        <text:p text:style-name="P18"/>
        <text:p text:style-name="P16"><text:span text:style-name="T122">AI</text:span><text:span text:style-name="T145"> </text:span><text:span text:style-name="T122">Text/Image</text:span><text:span text:style-name="T146"> </text:span><text:span text:style-name="T122">Generation</text:span><text:span text:style-name="T128"> </text:span>Docker</text:p>
        <text:h text:style-name="P26" text:outline-level="2">Profile</text:h>
        <text:p text:style-name="P7"/>
        <text:p text:style-name="P4"><text:span text:style-name="T102">Full stack Developer with a history of building dynamic and scalable cloud-based applications</text:span><text:span text:style-name="T15"><text:line-break/></text:span><text:span text:style-name="T102">using various technologies such as MERN, T3 and Django. Adept at designing and implementing</text:span><text:span text:style-name="T15"><text:line-break/></text:span><text:span text:style-name="T102">RESTful APIs, integrating AI features, and improving performance and security. Enthusiastic to</text:span><text:span text:style-name="T15"><text:line-break/></text:span><text:span text:style-name="T102">learn new skills and explore emerging AI technologies, notably large language models. Full stack</text:span><text:span text:style-name="T15"><text:line-break/></text:span><text:span text:style-name="T102">developer with a passion for building RESTful API-based apps. Using the MERN, T3 and Django</text:span><text:span text:style-name="T15"><text:line-break/></text:span><text:span text:style-name="T102">stacks, I have built over 10 cloud based applications that are dynamic, secure, and scalable.</text:span><text:span text:style-name="T15"><text:line-break/></text:span><text:span text:style-name="T102">With a solid IT foundation and teaching experience, I can solve problems effectively and quickly.</text:span><text:span text:style-name="T15"><text:line-break/></text:span><text:span text:style-name="T102">I am also fascinated by emerging AI technologies and enjoy keeping up with its progress and</text:span><text:span text:style-name="T15"><text:line-break/></text:span><text:span text:style-name="T102">experimenting with them in my projects. My goal is to find a role that will expose me to diverse</text:span><text:span text:style-name="T15"><text:line-break/></text:span><text:span text:style-name="T102">and cutting-edge projects that will help me hone my abilities as a developer.</text:span><text:span text:style-name="T15"> </text:span></text:p>
        <text:p text:style-name="P20"/>
        <text:h text:style-name="P27" text:outline-level="2">Projects</text:h>
        <text:p text:style-name="P21"/>
        <text:h text:style-name="P31" text:outline-level="4">DylanGPT</text:h>
        <text:list xml:id="list286482499" text:style-name="WWNum1">
          <text:list-item>
            <text:p text:style-name="P36"><text:span text:style-name="T161">T</text:span>he resume and portfolio site of tomorrow. DylanGPT has all the capabilities of, and is designed based on, regular ChatGPT but is empowered with knowledge about Dylan Kotzer. Not only can it provide you with the data that you are used to getting in a resume but you can ask any questions you want in context to that </text:p>
          </text:list-item>
          <text:list-item>
            <text:p text:style-name="P37"><text:span text:style-name="T49">Built</text:span><text:span text:style-name="T50"> </text:span><text:span text:style-name="T49">with:</text:span><text:span text:style-name="T51"> </text:span><text:span text:style-name="T94">React, Next.js, TypeScript, Firebase, OpenAI, GPT-4</text:span><text:span text:style-name="T95">, Vercel</text:span><text:span text:style-name="T94"> </text:span><text:span text:style-name="T147"/></text:p>
          </text:list-item>
          <text:list-item>
            <text:h text:style-name="P33" text:outline-level="4"><text:span text:style-name="T13">Links: </text:span><text:a xlink:type="simple" xlink:href="https://gpt.dylankotzer.com/" text:style-name="Internet_20_link" text:visited-style-name="Visited_20_Internet_20_Link"><text:span text:style-name="T106">Deployed </text:span><text:span text:style-name="T104">Version</text:span></text:a><text:span text:style-name="T22">, </text:span><text:a xlink:type="simple" xlink:href="https://github.com/DKotzer/gptclone" text:style-name="Internet_20_link" text:visited-style-name="Visited_20_Internet_20_Link"><text:span text:style-name="T104">Github</text:span></text:a><text:span text:style-name="T107"> </text:span></text:h>
          </text:list-item>
        </text:list>
        <text:h text:style-name="P32" text:outline-level="4">TweetNet</text:h>
        <text:list xml:id="list153410865622588" text:continue-numbering="true" text:style-name="WWNum1">
          <text:list-item>
            <text:p text:style-name="P41"><text:span text:style-name="T35">Freemium social network for bots only. Users can create their own bots watch them interact with their peers on TweetNet. All profiles, images and posts are completely AI generated. </text:span><text:span text:style-name="T147"/></text:p>
          </text:list-item>
          <text:list-item>
            <text:p text:style-name="P38"><text:span text:style-name="T49">Built</text:span><text:span text:style-name="T50"> </text:span><text:span text:style-name="T49">with:</text:span><text:span text:style-name="T51"> </text:span><text:span text:style-name="T96">R</text:span><text:span text:style-name="T94">eact, Next.js, TypeScript, Prisma, PlanetScale, Zod, TRPC, OpenAI, GPT-4 </text:span><text:span text:style-name="T147"/></text:p>
          </text:list-item>
          <text:list-item>
            <text:h text:style-name="P33" text:outline-level="4"><text:span text:style-name="T13">Links: </text:span><text:a xlink:type="simple" xlink:href="https://tweetnet.dylankotzer.com/" office:target-frame-name="_blank" xlink:show="new" text:style-name="Internet_20_link" text:visited-style-name="Visited_20_Internet_20_Link"><text:span text:style-name="T106">Deployed </text:span><text:span text:style-name="T104">Version</text:span></text:a><text:span text:style-name="T22">, </text:span><text:a xlink:type="simple" xlink:href="https://github.com/DKotzer/tweetnet" office:target-frame-name="_blank" xlink:show="new" text:style-name="Internet_20_link" text:visited-style-name="Visited_20_Internet_20_Link"><text:span text:style-name="T104">Github</text:span></text:a><text:span text:style-name="T107"> </text:span></text:h>
            <text:h text:style-name="P33" text:outline-level="4"><text:span text:style-name="T22">AI</text:span><text:span text:style-name="T77"> </text:span><text:span text:style-name="T22">Adventure</text:span></text:h>
          </text:list-item>
          <text:list-item>
            <text:p text:style-name="P41"><text:span text:style-name="T35">Freemium</text:span><text:span text:style-name="T39"> </text:span><text:span text:style-name="T40">ch</text:span><text:span text:style-name="T34">oose</text:span><text:span text:style-name="T41"> </text:span><text:span text:style-name="T34">your</text:span><text:span text:style-name="T42"> </text:span><text:span text:style-name="T34">own</text:span><text:span text:style-name="T43"> </text:span><text:span text:style-name="T34">adventure</text:span><text:span text:style-name="T39"> </text:span><text:span text:style-name="T34">game, </text:span><text:span text:style-name="T35">with characters, options and images generated by AI. Includes social networking features and an achievement system.</text:span><text:span text:style-name="T147"/></text:p>
          </text:list-item>
          <text:list-item>
            <text:p text:style-name="P37"><text:span text:style-name="T49">Built</text:span><text:span text:style-name="T50"> </text:span><text:span text:style-name="T49">with:</text:span><text:span text:style-name="T51"> </text:span><text:span text:style-name="T49">React,</text:span><text:span text:style-name="T53"> </text:span><text:span text:style-name="T49">Node,</text:span><text:span text:style-name="T54"> </text:span><text:span text:style-name="T49">JavaScript,</text:span><text:span text:style-name="T51"> </text:span><text:span text:style-name="T37">MongoDB,</text:span><text:span text:style-name="T53"> </text:span><text:span text:style-name="T37">OpenAI</text:span><text:span text:style-name="T51"> </text:span><text:span text:style-name="T37">GPT-3,</text:span><text:span text:style-name="T53"> </text:span><text:span text:style-name="T37">Disco</text:span><text:span text:style-name="T51"> </text:span><text:span text:style-name="T37">Diffusion.</text:span><text:span text:style-name="T147"/></text:p>
          </text:list-item>
          <text:list-item>
            <text:h text:style-name="P35" text:outline-level="4"><text:span text:style-name="T13">Links: </text:span><text:a xlink:type="simple" xlink:href="https://aiadventure.herokuapp.com/" office:target-frame-name="_blank" xlink:show="new" text:style-name="Internet_20_link" text:visited-style-name="Visited_20_Internet_20_Link"><text:span text:style-name="T106">Deployed </text:span><text:span text:style-name="T104">Version</text:span></text:a><text:span text:style-name="T22">, </text:span><text:a xlink:type="simple" xlink:href="https://github.com/jontoye/ai-adventure" office:target-frame-name="_blank" xlink:show="new" text:style-name="Internet_20_link" text:visited-style-name="Visited_20_Internet_20_Link"><text:span text:style-name="T104">Github</text:span></text:a><text:span text:style-name="T107"> </text:span><text:span text:style-name="T3">DCrypto</text:span></text:h>
          </text:list-item>
          <text:list-item>
            <text:p text:style-name="P42"><text:span text:style-name="T49">Crypto</text:span><text:span text:style-name="T51"> </text:span><text:span text:style-name="T49">trading</text:span><text:span text:style-name="T51"> </text:span><text:span text:style-name="T49">app</text:span><text:span text:style-name="T53"> </text:span><text:span text:style-name="T49">that</text:span><text:span text:style-name="T51"> </text:span><text:span text:style-name="T49">allows</text:span><text:span text:style-name="T54"> </text:span><text:span text:style-name="T49">you</text:span><text:span text:style-name="T53"> </text:span><text:span text:style-name="T49">to</text:span><text:span text:style-name="T51"> </text:span><text:span text:style-name="T49">trade</text:span><text:span text:style-name="T51"> </text:span><text:span text:style-name="T49">crypto</text:span><text:span text:style-name="T53"> </text:span><text:span text:style-name="T49">in</text:span><text:span text:style-name="T51"> </text:span><text:span text:style-name="T49">real</text:span><text:span text:style-name="T51"> </text:span><text:span text:style-name="T49">time</text:span><text:span text:style-name="T55"> </text:span><text:span text:style-name="T37">with</text:span><text:span text:style-name="T51"> </text:span><text:span text:style-name="T37">practice</text:span><text:span text:style-name="T53"> </text:span><text:span text:style-name="T37">money</text:span><text:span text:style-name="T56"> </text:span><text:span text:style-name="T34">via</text:span><text:span text:style-name="T52"> </text:span><text:span text:style-name="T34">API</text:span><text:span text:style-name="T57"> </text:span><text:span text:style-name="T34">calls</text:span><text:span text:style-name="T57"> </text:span><text:span text:style-name="T34">to</text:span><text:span text:style-name="T57"> </text:span><text:span text:style-name="T34">the</text:span><text:span text:style-name="T57"> </text:span><text:span text:style-name="T34">kraken</text:span><text:span text:style-name="T58"> </text:span><text:span text:style-name="T34">exchange</text:span><text:span text:style-name="T57"> </text:span><text:span text:style-name="T34">for</text:span><text:span text:style-name="T60"> </text:span><text:span text:style-name="T34">real-time</text:span><text:span text:style-name="T57"> </text:span><text:span text:style-name="T34">price</text:span><text:span text:style-name="T57"> </text:span><text:span text:style-name="T34">updates.</text:span><text:span text:style-name="T147"/></text:p>
          </text:list-item>
          <text:list-item>
            <text:p text:style-name="P46"><text:span text:style-name="T49">Built</text:span><text:span text:style-name="T50"> </text:span><text:span text:style-name="T49">with:</text:span><text:span text:style-name="T53"> </text:span><text:span text:style-name="T49">Node,</text:span><text:span text:style-name="T62"> </text:span><text:span text:style-name="T49">Vanilla</text:span><text:span text:style-name="T50"> </text:span><text:span text:style-name="T49">JavaScript,</text:span><text:span text:style-name="T53"> </text:span><text:span text:style-name="T49">MongoDB,</text:span><text:span text:style-name="T55"> </text:span><text:span text:style-name="T49">CryptoCurrency</text:span><text:span text:style-name="T55"> </text:span><text:span text:style-name="T49">eXchange</text:span><text:span text:style-name="T54"> </text:span><text:span text:style-name="T37">API</text:span><text:span text:style-name="T147"/></text:p>
          </text:list-item>
          <text:list-item>
            <text:h text:style-name="P34" text:outline-level="4"><text:span text:style-name="T13">Links: </text:span><text:a xlink:type="simple" xlink:href="https://dcrypto-app.herokuapp.com/auth/signin" office:target-frame-name="_blank" xlink:show="new" text:style-name="Internet_20_link" text:visited-style-name="Visited_20_Internet_20_Link"><text:span text:style-name="T106">Deployed </text:span><text:span text:style-name="T104">Version</text:span></text:a><text:span text:style-name="T22">, </text:span><text:a xlink:type="simple" xlink:href="https://github.com/DKotzer/DTrade" office:target-frame-name="_blank" xlink:show="new" text:style-name="Internet_20_link" text:visited-style-name="Visited_20_Internet_20_Link"><text:span text:style-name="T104">Github</text:span></text:a><text:span text:style-name="T107"> </text:span></text:h>
            <text:h text:style-name="P34" text:outline-level="4"><text:span text:style-name="T3">3D</text:span><text:span text:style-name="T78"> </text:span><text:span text:style-name="T3">World</text:span></text:h>
          </text:list-item>
          <text:list-item>
            <text:p text:style-name="P43"><text:span text:style-name="T49">3D</text:span><text:span text:style-name="T51"> </text:span><text:span text:style-name="T49">Model</text:span><text:span text:style-name="T53"> </text:span><text:span text:style-name="T49">Sharing</text:span><text:span text:style-name="T53"> </text:span><text:span text:style-name="T49">and</text:span><text:span text:style-name="T55"> </text:span><text:span text:style-name="T49">viewing</text:span><text:span text:style-name="T50"> </text:span><text:span text:style-name="T49">website.</text:span><text:span text:style-name="T53"> </text:span><text:span text:style-name="T49">It</text:span><text:span text:style-name="T53"> </text:span><text:span text:style-name="T49">uses</text:span><text:span text:style-name="T54"> </text:span><text:span text:style-name="T49">AWS</text:span><text:span text:style-name="T51"> </text:span><text:span text:style-name="T49">S3</text:span><text:span text:style-name="T53"> </text:span><text:span text:style-name="T49">buckets</text:span><text:span text:style-name="T53"> </text:span><text:span text:style-name="T37">to</text:span><text:span text:style-name="T53"> </text:span><text:span text:style-name="T37">store/serve</text:span><text:span text:style-name="T51"> </text:span><text:span text:style-name="T37">the</text:span><text:span text:style-name="T45"> </text:span><text:span text:style-name="T34">models, and Google model viewer API to view and interact with the models, including</text:span><text:span text:style-name="T63"> </text:span><text:span text:style-name="T33">AR</text:span><text:span text:style-name="T61">.</text:span><text:span text:style-name="T147"/></text:p>
          </text:list-item>
          <text:list-item>
            <text:p text:style-name="P37"><text:span text:style-name="T49">Built</text:span><text:span text:style-name="T50"> </text:span><text:span text:style-name="T49">with:</text:span><text:span text:style-name="T53"> </text:span><text:span text:style-name="T49">Python,</text:span><text:span text:style-name="T51"> </text:span><text:span text:style-name="T49">Django,</text:span><text:span text:style-name="T50"> </text:span><text:span text:style-name="T49">JavaScript,</text:span><text:span text:style-name="T64"> </text:span><text:span text:style-name="T49">AWS,</text:span><text:span text:style-name="T53"> </text:span><text:span text:style-name="T37">Model</text:span><text:span text:style-name="T64"> </text:span><text:span text:style-name="T37">Viewer</text:span><text:span text:style-name="T65"> </text:span><text:span text:style-name="T37">API</text:span><text:span text:style-name="T147"/></text:p>
          </text:list-item>
          <text:list-item>
            <text:p text:style-name="P47"><text:span text:style-name="T81">Links</text:span><text:span text:style-name="T80">:</text:span><text:span text:style-name="T82"> </text:span><text:a xlink:type="simple" xlink:href="https://threedworld.herokuapp.com/" office:target-frame-name="_blank" xlink:show="new" text:style-name="Internet_20_link" text:visited-style-name="Visited_20_Internet_20_Link"><text:span text:style-name="T110">Deployed Version</text:span></text:a><text:span text:style-name="T80">,</text:span><text:span text:style-name="T82"> </text:span><text:a xlink:type="simple" xlink:href="https://github.com/DKotzer/3d-models-site" office:target-frame-name="_blank" xlink:show="new" text:style-name="Internet_20_link" text:visited-style-name="Visited_20_Internet_20_Link"><text:span text:style-name="T108">Github</text:span></text:a><text:span text:style-name="T111"> </text:span></text:p>
            <text:p text:style-name="P47"><text:span text:style-name="T79">Coffee</text:span><text:span text:style-name="T83"> </text:span><text:span text:style-name="T79">Bot</text:span><text:span text:style-name="T148"/></text:p>
          </text:list-item>
          <text:list-item>
            <text:p text:style-name="P48"><text:span text:style-name="T37">Hackathon</text:span><text:span text:style-name="T53"> </text:span><text:span text:style-name="T37">Winner</text:span><text:span text:style-name="T51"> </text:span><text:span text:style-name="T37">for</text:span><text:span text:style-name="T51"> </text:span><text:span text:style-name="T37">Best</text:span><text:span text:style-name="T66"> </text:span><text:span text:style-name="T37">Discord</text:span><text:span text:style-name="T66"> </text:span><text:span text:style-name="T37">Bot</text:span><text:span text:style-name="T67"> </text:span><text:span text:style-name="T37">at</text:span><text:span text:style-name="T66"> </text:span><text:a xlink:type="simple" xlink:href="https://gryphhacks-2022.devpost.com/" office:target-frame-name="_blank" xlink:show="new" text:style-name="Internet_20_link" text:visited-style-name="Visited_20_Internet_20_Link"><text:span text:style-name="T112">GryphHacks</text:span><text:span text:style-name="T113"> </text:span><text:span text:style-name="T112">2022</text:span></text:a><text:span text:style-name="T37">.</text:span><text:span text:style-name="T147"/></text:p>
          </text:list-item>
          <text:list-item>
            <text:p text:style-name="P49"><text:span text:style-name="T34">Built</text:span><text:span text:style-name="T69"> </text:span><text:span text:style-name="T34">with:</text:span><text:span text:style-name="T48"> </text:span><text:span text:style-name="T34">JavaScript,</text:span><text:span text:style-name="T41"> </text:span><text:span text:style-name="T34">Node,</text:span><text:span text:style-name="T42"> </text:span><text:span text:style-name="T34">Discord.js,</text:span><text:span text:style-name="T42"> </text:span><text:span text:style-name="T34">Discord</text:span><text:span text:style-name="T147"/></text:p>
          </text:list-item>
          <text:list-item>
            <text:p text:style-name="P50"><text:span text:style-name="T99">Links:</text:span><text:span text:style-name="T100"> </text:span><text:a xlink:type="simple" xlink:href="https://github.com/DKotzer/discord-bot-hackathon" office:target-frame-name="_blank" xlink:show="new" text:style-name="Internet_20_link" text:visited-style-name="Visited_20_Internet_20_Link"><text:span text:style-name="T115">Github</text:span></text:a><text:span text:style-name="T101">,</text:span><text:span text:style-name="T100"> </text:span><text:a xlink:type="simple" xlink:href="https://devpost.com/software/coffeebot-yo09kr" office:target-frame-name="_blank" xlink:show="new" text:style-name="Internet_20_link" text:visited-style-name="Visited_20_Internet_20_Link"><text:span text:style-name="T115">Devpost</text:span></text:a></text:p>
          </text:list-item>
        </text:list>
        <text:p text:style-name="P51"/>
      </text:section>
      <text:h text:style-name="P29" text:outline-level="2"><text:soft-page-break/><text:span text:style-name="T104">Employment</text:span><text:span text:style-name="T114"> </text:span><text:span text:style-name="T104">History</text:span></text:h>
      <text:p text:style-name="P10"/>
      <text:h text:style-name="Heading_20_2" text:outline-level="3"><text:span text:style-name="T122">Software</text:span><text:span text:style-name="T149"> </text:span><text:span text:style-name="T122">Engineering</text:span><text:span text:style-name="T149"> </text:span><text:span text:style-name="T122">Instructional</text:span><text:span text:style-name="T150"> </text:span><text:span text:style-name="T122">Associate,</text:span><text:span text:style-name="T151"> </text:span><text:span text:style-name="T122">General</text:span><text:span text:style-name="T123"> </text:span><text:span text:style-name="T122">Assembly</text:span></text:h>
      <text:p text:style-name="P61"><draw:path text:anchor-type="char" draw:z-index="0" draw:name="Shape1" draw:style-name="gr1" draw:text-style-name="P70" svg:width="0.0689in" svg:height="0.0969in" svg:x="4.2008in" svg:y="0.1091in" svg:viewBox="0 0 176 247" svg:d="M88 247l-14-14-30-39-30-51-14-57 7-33 19-28 29-18 33-7 35 7 27 18 14 21h-99l-19 18v47l19 18h100l-3 16-30 51-30 37zM165 129h-54l19-18v-47l-19-18h53l5 7 7 33z"><text:p/></draw:path><text:span text:style-name="T134">Aug</text:span><text:span text:style-name="T135"> </text:span><text:span text:style-name="T134">2022</text:span><text:span text:style-name="T135"> </text:span><text:span text:style-name="T134">—</text:span><text:span text:style-name="T136"> </text:span><text:span text:style-name="T134">Jan</text:span><text:span text:style-name="T135"> </text:span><text:span text:style-name="T134">2023<text:tab/></text:span><text:span text:style-name="T84">Toronto</text:span><text:span text:style-name="T133"/></text:p>
      <text:p text:style-name="P6"/>
      <text:list xml:id="list153411024634932" text:continue-numbering="true" text:style-name="WWNum1">
        <text:list-item>
          <text:list>
            <text:list-item>
              <text:p text:style-name="P44"><text:span text:style-name="T34">Hired</text:span><text:span text:style-name="T70"> </text:span><text:span text:style-name="T34">at</text:span><text:span text:style-name="T71"> </text:span><text:span text:style-name="T34">General</text:span><text:span text:style-name="T44"> </text:span><text:span text:style-name="T34">Assembly</text:span><text:span text:style-name="T72"> </text:span><text:span text:style-name="T34">as</text:span><text:span text:style-name="T71"> </text:span><text:span text:style-name="T34">a</text:span><text:span text:style-name="T71"> </text:span><text:span text:style-name="T34">Instructional</text:span><text:span text:style-name="T44"> </text:span><text:span text:style-name="T34">Associate</text:span><text:span text:style-name="T71"> </text:span><text:span text:style-name="T34">after</text:span><text:span text:style-name="T72"> </text:span><text:span text:style-name="T34">completing</text:span><text:span text:style-name="T71"> </text:span><text:span text:style-name="T34">their</text:span><text:span text:style-name="T63"> </text:span><text:span text:style-name="T34">software</text:span><text:span text:style-name="T68"> </text:span><text:span text:style-name="T34">engineering</text:span><text:span text:style-name="T58"> </text:span><text:span text:style-name="T34">immersive</text:span><text:span text:style-name="T58"> </text:span><text:span text:style-name="T34">boot</text:span><text:span text:style-name="T68"> </text:span><text:span text:style-name="T34">camp</text:span><text:span text:style-name="T147"/></text:p>
            </text:list-item>
            <text:list-item>
              <text:p text:style-name="P39"><text:span text:style-name="T49">Full</text:span><text:span text:style-name="T73"> </text:span><text:span text:style-name="T49">stack</text:span><text:span text:style-name="T74"> </text:span><text:span text:style-name="T49">web</text:span><text:span text:style-name="T73"> </text:span><text:span text:style-name="T49">development</text:span><text:span text:style-name="T147"/></text:p>
            </text:list-item>
            <text:list-item>
              <text:p text:style-name="P52"><text:span text:style-name="T33">Teaching/Training</text:span><text:span text:style-name="T147"/></text:p>
            </text:list-item>
          </text:list>
        </text:list-item>
      </text:list>
      <text:p text:style-name="P56"/>
      <text:h text:style-name="P30" text:outline-level="3"><text:span text:style-name="T122"><text:s text:c="50"/></text:span><text:span text:style-name="Source_20_Text"><text:span text:style-name="T164">Freelance Developer</text:span></text:span></text:h>
      <text:p text:style-name="P62"><text:span text:style-name="T166">Jan 2023 — Present</text:span><text:span text:style-name="T98"><text:tab/></text:span><draw:path text:anchor-type="char" draw:z-index="5" draw:name="Shape 1" draw:style-name="gr1" draw:text-style-name="P70" svg:width="0.0689in" svg:height="0.0969in" svg:x="4.2008in" svg:y="0.1091in" svg:viewBox="0 0 176 247" svg:d="M88 247l-14-14-30-39-30-51-14-57 7-33 19-28 29-18 33-7 35 7 27 18 14 21h-99l-19 18v47l19 18h100l-3 16-30 51-30 37zM165 129h-54l19-18v-47l-19-18h53l5 7 7 33z"><text:p/></draw:path><text:span text:style-name="T98">Toronto</text:span><text:span text:style-name="T133"/></text:p>
      <text:p text:style-name="P62"><text:span text:style-name="T98"/></text:p>
      <text:list xml:id="list153411426424858" text:continue-numbering="true" text:style-name="WWNum1">
        <text:list-item>
          <text:list>
            <text:list-item>
              <text:p text:style-name="P45"><text:span text:style-name="T34">Developed dynamic and scalable web applications for various clients using MERN, </text:span><text:span text:style-name="T36">and</text:span><text:span text:style-name="T34"> T3 stacks</text:span><text:span text:style-name="T147"/></text:p>
            </text:list-item>
            <text:list-item>
              <text:p text:style-name="P40"><text:span text:style-name="T49">Designed and implemented RESTful APIs, integrated AI features, and optimized performance and security</text:span><text:span text:style-name="T147"/></text:p>
            </text:list-item>
            <text:list-item>
              <text:p text:style-name="P55"><text:span text:style-name="T33">Communicated effectively with clients to understand their needs and deliver solutions that met their expectations</text:span><text:span text:style-name="T147"/></text:p>
            </text:list-item>
            <text:list-item>
              <text:p text:style-name="P55"><text:span text:style-name="T38">M</text:span><text:span text:style-name="T33">anaged multiple projects simultaneously and met deadlines and quality standards</text:span><text:span text:style-name="T147"/></text:p>
            </text:list-item>
          </text:list>
        </text:list-item>
      </text:list>
      <text:h text:style-name="Heading_20_2" text:outline-level="3"><text:span text:style-name="T1"/></text:h>
      <text:h text:style-name="Heading_20_2" text:outline-level="3"><text:span text:style-name="T1">Web</text:span><text:span text:style-name="T152"> </text:span><text:span text:style-name="T1">Developer,</text:span><text:span text:style-name="T153"> </text:span><text:span text:style-name="T1">Dr.</text:span><text:span text:style-name="T130"> </text:span><text:span text:style-name="T1">Anne</text:span><text:span text:style-name="T153"> </text:span><text:span text:style-name="T1">Hussain,</text:span><text:span text:style-name="T152"> </text:span><text:span text:style-name="T1">ND</text:span></text:h>
      <text:p text:style-name="P63"><draw:path text:anchor-type="char" draw:z-index="1" draw:name="Shape2" draw:style-name="gr1" draw:text-style-name="P70" svg:width="0.0689in" svg:height="0.0969in" svg:x="4.0937in" svg:y="0.1091in" svg:viewBox="0 0 176 247" svg:d="M88 247l-14-14-30-39-30-51-14-57 7-33 19-28 27-18 35-7 33 7 29 18 14 21h-99l-19 18v47l19 18h100l-3 16-30 51-30 37zM165 129h-54l19-18v-47l-19-18h53l5 7 7 33z"><text:p/></draw:path><text:span text:style-name="T137">Jun</text:span><text:span text:style-name="T138"> </text:span><text:span text:style-name="T134">2015</text:span><text:span text:style-name="T138"> </text:span><text:span text:style-name="T134">—</text:span><text:span text:style-name="T138"> </text:span><text:span text:style-name="T134">Present<text:tab/></text:span><text:span text:style-name="T84">Toronto</text:span><text:span text:style-name="T133"/></text:p>
      <text:p text:style-name="P6"/>
      <text:list xml:id="list153410846395242" text:continue-numbering="true" text:style-name="WWNum1">
        <text:list-item>
          <text:list>
            <text:list-item>
              <text:p text:style-name="P53"><text:span text:style-name="T49">Full</text:span><text:span text:style-name="T51"> </text:span><text:span text:style-name="T49">stack</text:span><text:span text:style-name="T55"> </text:span><text:span text:style-name="T49">web</text:span><text:span text:style-name="T53"> </text:span><text:span text:style-name="T49">development,</text:span><text:span text:style-name="T53"> </text:span><text:span text:style-name="T37">deployed</text:span><text:span text:style-name="T55"> </text:span><text:span text:style-name="T37">via</text:span><text:span text:style-name="T64"> </text:span><text:span text:style-name="T37">AWS</text:span><text:span text:style-name="T147"/></text:p>
            </text:list-item>
            <text:list-item>
              <text:p text:style-name="P54"><text:span text:style-name="T37">Optimized</text:span><text:span text:style-name="T59"> </text:span><text:span text:style-name="T37">SOPs</text:span><text:span text:style-name="T147"/></text:p>
            </text:list-item>
            <text:list-item>
              <text:p text:style-name="P52"><text:span text:style-name="T34">Facilitated</text:span><text:span text:style-name="T75"> </text:span><text:span text:style-name="T34">transition</text:span><text:span text:style-name="T76"> </text:span><text:span text:style-name="T34">to</text:span><text:span text:style-name="T47"> </text:span><text:span text:style-name="T34">virtual</text:span><text:span text:style-name="T75"> </text:span><text:span text:style-name="T34">care</text:span><text:span text:style-name="T147"/></text:p>
            </text:list-item>
            <text:list-item>
              <text:p text:style-name="P52"><text:span text:style-name="T34">Manage</text:span><text:span text:style-name="T72"> </text:span><text:span text:style-name="T34">e-mail</text:span><text:span text:style-name="T75"> </text:span><text:span text:style-name="T34">marketing</text:span><text:span text:style-name="T75"> </text:span><text:span text:style-name="T34">campaigns</text:span><text:span text:style-name="T147"/></text:p>
            </text:list-item>
          </text:list>
        </text:list-item>
      </text:list>
      <text:p text:style-name="P5"/>
      <text:p text:style-name="P19"/>
      <text:h text:style-name="Heading_20_2" text:outline-level="3"><text:span text:style-name="T131">IT</text:span><text:span text:style-name="T154"> </text:span><text:span text:style-name="T131">Head,</text:span><text:span text:style-name="T155"> </text:span><text:span text:style-name="T131">Samko</text:span><text:span text:style-name="T155"> </text:span><text:span text:style-name="T131">and</text:span><text:span text:style-name="T156"> </text:span><text:span text:style-name="T131">Miko</text:span><text:span text:style-name="T154"> </text:span><text:span text:style-name="T131">Toy</text:span><text:span text:style-name="T157"> </text:span><text:span text:style-name="T131">Warehouse</text:span></text:h>
      <text:p text:style-name="P64"><draw:path text:anchor-type="char" draw:z-index="2" draw:name="Shape3" draw:style-name="gr1" draw:text-style-name="P70" svg:width="0.0689in" svg:height="0.0969in" svg:x="4.1953in" svg:y="0.1091in" svg:viewBox="0 0 176 247" svg:d="M88 247l-14-14-30-39-30-51-14-57 7-33 19-28 29-18 33-7 35 7 28 18 13 21h-99l-19 18v47l19 18h100l-3 16-30 51-30 37zM165 129h-54l19-18v-47l-19-18h53l5 7 7 33z"><text:p/></draw:path><text:span text:style-name="T134">Apr</text:span><text:span text:style-name="T139"> </text:span><text:span text:style-name="T134">2007</text:span><text:span text:style-name="T140"> </text:span><text:span text:style-name="T134">—</text:span><text:span text:style-name="T141"> </text:span><text:span text:style-name="T134">Apr</text:span><text:span text:style-name="T139"> </text:span><text:span text:style-name="T134">2020<text:tab/></text:span><text:span text:style-name="T85">Richmond</text:span><text:span text:style-name="T87"> </text:span><text:span text:style-name="T85">Hill</text:span><text:span text:style-name="T133"/></text:p>
      <text:p text:style-name="P6"/>
      <text:list xml:id="list153410452811831" text:continue-numbering="true" text:style-name="WWNum1">
        <text:list-item>
          <text:list>
            <text:list-item>
              <text:p text:style-name="P53"><text:span text:style-name="T49">Managed</text:span><text:span text:style-name="T51"> </text:span><text:span text:style-name="T49">cloud</text:span><text:span text:style-name="T53"> </text:span><text:span text:style-name="T49">and</text:span><text:span text:style-name="T53"> </text:span><text:span text:style-name="T37">local</text:span><text:span text:style-name="T51"> </text:span><text:span text:style-name="T37">infrastructure</text:span><text:span text:style-name="T147"/></text:p>
            </text:list-item>
            <text:list-item>
              <text:p text:style-name="P52"><text:span text:style-name="T49">Facilitated</text:span><text:span text:style-name="T51"> </text:span><text:span text:style-name="T49">transition</text:span><text:span text:style-name="T53"> </text:span><text:span text:style-name="T49">to</text:span><text:span text:style-name="T51"> </text:span><text:span text:style-name="T49">online</text:span><text:span text:style-name="T53"> </text:span><text:span text:style-name="T37">shopping</text:span><text:span text:style-name="T147"/></text:p>
            </text:list-item>
            <text:list-item>
              <text:p text:style-name="P54"><text:span text:style-name="T49">Solutions</text:span><text:span text:style-name="T55"> </text:span><text:span text:style-name="T37">Architect</text:span><text:span text:style-name="T147"/></text:p>
            </text:list-item>
            <text:list-item>
              <text:p text:style-name="P52"><text:span text:style-name="T49">Maintained</text:span><text:span text:style-name="T51"> </text:span><text:span text:style-name="T49">and</text:span><text:span text:style-name="T53"> </text:span><text:span text:style-name="T37">updated</text:span><text:span text:style-name="T50"> </text:span><text:span text:style-name="T37">website</text:span><text:span text:style-name="T53"> </text:span><text:span text:style-name="T37">back-end</text:span><text:span text:style-name="T147"/></text:p>
            </text:list-item>
            <text:list-item>
              <text:p text:style-name="P52"><text:span text:style-name="T34">Worked</text:span><text:span text:style-name="T43"> </text:span><text:span text:style-name="T34">to</text:span><text:span text:style-name="T43"> </text:span><text:span text:style-name="T34">ensure</text:span><text:span text:style-name="T43"> </text:span><text:span text:style-name="T34">a</text:span><text:span text:style-name="T43"> </text:span><text:span text:style-name="T34">positive</text:span><text:span text:style-name="T43"> </text:span><text:span text:style-name="T34">and</text:span><text:span text:style-name="T46"> </text:span><text:span text:style-name="T34">hassle-free</text:span><text:span text:style-name="T43"> </text:span><text:span text:style-name="T34">customer</text:span><text:span text:style-name="T41"> </text:span><text:span text:style-name="T34">experience.</text:span><text:span text:style-name="T147"/></text:p>
            </text:list-item>
          </text:list>
        </text:list-item>
      </text:list>
      <text:p text:style-name="P5"/>
      <text:h text:style-name="P28" text:outline-level="2">Education</text:h>
      <text:p text:style-name="P10"/>
      <text:h text:style-name="Heading_20_2" text:outline-level="3"><text:span text:style-name="T122">General</text:span><text:span text:style-name="T123"> </text:span><text:span text:style-name="T122">Assembly,</text:span><text:span text:style-name="T158"> </text:span><text:span text:style-name="T122">Software</text:span><text:span text:style-name="T149"> </text:span><text:span text:style-name="T122">Engineering</text:span><text:span text:style-name="T158"> </text:span><text:span text:style-name="T122">Immersive</text:span><text:span text:style-name="T158"> </text:span><text:span text:style-name="T122">Certificate</text:span></text:h>
      <text:p text:style-name="P65"><draw:path text:anchor-type="char" draw:z-index="3" draw:name="Shape4" draw:style-name="gr1" draw:text-style-name="P70" svg:width="0.0689in" svg:height="0.0969in" svg:x="4.222in" svg:y="0.1091in" svg:viewBox="0 0 176 247" svg:d="M88 247l-14-14-30-39-30-51-14-57 7-33 18-28 28-18 35-7 33 7 29 18 14 21h-101l-17 18v47l17 18h102l-3 16-30 51-30 37zM165 129h-54l19-18v-47l-19-18h53l5 7 7 33z"><text:p/></draw:path><text:span text:style-name="T134">Jan</text:span><text:span text:style-name="T142"> </text:span><text:span text:style-name="T134">2022</text:span><text:span text:style-name="T143"> </text:span><text:span text:style-name="T134">—</text:span><text:span text:style-name="T143"> </text:span><text:span text:style-name="T134">May</text:span><text:span text:style-name="T141"> </text:span><text:span text:style-name="T134">2022<text:tab/></text:span><text:span text:style-name="T88">Toronto,</text:span><text:span text:style-name="T89"> </text:span><text:span text:style-name="T85">Ontario</text:span><text:span text:style-name="T133"/></text:p>
      <text:p text:style-name="P12"/>
      <text:h text:style-name="Heading_20_2" text:outline-level="3"><text:span text:style-name="T1">McMaster</text:span><text:span text:style-name="T159"> </text:span><text:span text:style-name="T1">University,</text:span><text:span text:style-name="T120"> </text:span><text:span text:style-name="T1">BA</text:span><text:span text:style-name="T160"> </text:span><text:span text:style-name="T1">in</text:span><text:span text:style-name="T120"> </text:span><text:span text:style-name="T1">Philosphy</text:span></text:h>
      <text:p text:style-name="P61"><draw:path text:anchor-type="char" draw:z-index="4" draw:name="Shape5" draw:style-name="gr1" draw:text-style-name="P70" svg:width="0.0689in" svg:height="0.0969in" svg:x="4.202in" svg:y="0.1091in" svg:viewBox="0 0 176 247" svg:d="M88 247l-14-14-30-39-32-51-12-57 7-33 18-28 28-18 35-7 33 7 29 18 14 21h-101l-17 18v47l17 18h102l-3 16-30 51-32 37zM165 129h-54l19-18v-47l-19-18h53l5 7 7 33z"><text:p/></draw:path><text:span text:style-name="T134">Sep</text:span><text:span text:style-name="T139"> </text:span><text:span text:style-name="T134">2006</text:span><text:span text:style-name="T139"> </text:span><text:span text:style-name="T134">—</text:span><text:span text:style-name="T144"> </text:span><text:span text:style-name="T134">Apr</text:span><text:span text:style-name="T141"> </text:span><text:span text:style-name="T134">2010<text:tab/></text:span><text:span text:style-name="T84">Hamilton</text:span><text:span text:style-name="T13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style:font-face style:name="Verdana3" svg:font-family="Verdana" style:font-adornments="Regular" style:font-family-generic="swiss"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Verdana" fo:font-family="Verdana" style:font-family-generic="roman" style:font-pitch="variable" fo:language="en" fo:country="US" style:font-name-asian="Verdana2" style:font-family-asian="Verdana" style:font-family-generic-asian="system" style:font-pitch-asian="variable" style:language-asian="en" style:country-asian="US" style:font-name-complex="Verdana2" style:font-family-complex="Verdan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Verdana" fo:font-family="Verdana" style:font-family-generic="roman" style:font-pitch="variable" fo:font-size="9pt" fo:language="en" fo:country="US" style:font-name-asian="Verdana2" style:font-family-asian="Verdana" style:font-family-generic-asian="system" style:font-pitch-asian="variable" style:font-size-asian="9pt" style:language-asian="en" style:country-asian="US" style:font-name-complex="Verdana2" style:font-family-complex="Verdana" style:font-family-generic-complex="system" style:font-pitch-complex="variable" style:font-size-complex="9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0693in" fo:margin-right="0in" fo:text-indent="0in" style:auto-text-indent="false"/>
      <style:text-properties style:font-name="Verdana" fo:font-family="Verdana" style:font-family-generic="roman" style:font-pitch="variable" fo:font-size="15pt" fo:language="en" fo:country="US" style:font-name-asian="Verdana2" style:font-family-asian="Verdana" style:font-family-generic-asian="system" style:font-pitch-asian="variable" style:font-size-asian="15pt" style:language-asian="en" style:country-asian="US" style:font-name-complex="Verdana2" style:font-family-complex="Verdana" style:font-family-generic-complex="system" style:font-pitch-complex="variable" style:font-size-complex="15pt" style:language-complex="ar" style:country-complex="SA"/>
    </style:style>
    <style:style style:name="Heading_20_2" style:display-name="Heading 2" style:family="paragraph" style:parent-style-name="Standard" style:default-outline-level="3" style:list-style-name="" style:class="text">
      <style:paragraph-properties fo:margin-left="2.278in" fo:margin-right="0in" fo:text-indent="0in" style:auto-text-indent="false"/>
      <style:text-properties style:font-name="Verdana" fo:font-family="Verdana" style:font-family-generic="roman" style:font-pitch="variable" fo:font-size="11pt" fo:language="en" fo:country="US" style:font-name-asian="Verdana2" style:font-family-asian="Verdana" style:font-family-generic-asian="system" style:font-pitch-asian="variable" style:font-size-asian="11pt" style:language-asian="en" style:country-asian="US" style:font-name-complex="Verdana2" style:font-family-complex="Verdana" style:font-family-generic-complex="system" style:font-pitch-complex="variable" style:font-size-complex="11pt" style:language-complex="ar" style:country-complex="SA"/>
    </style:style>
    <style:style style:name="Heading_20_3" style:display-name="Heading 3" style:family="paragraph" style:parent-style-name="Standard" style:default-outline-level="4" style:list-style-name="" style:class="text">
      <style:paragraph-properties fo:margin-left="0.0693in" fo:margin-right="2.8929in" fo:margin-top="0.0398in" fo:margin-bottom="0in" style:contextual-spacing="false" fo:text-indent="0.1665in" style:auto-text-indent="false"/>
      <style:text-properties style:font-name="Tahoma" fo:font-family="Tahoma" style:font-family-generic="roman" style:font-pitch="variable" fo:font-size="9pt" fo:language="en" fo:country="US" fo:font-weight="bold" style:font-name-asian="Tahoma1" style:font-family-asian="Tahoma" style:font-family-generic-asian="system" style:font-pitch-asian="variable" style:font-size-asian="9pt" style:language-asian="en" style:country-asian="US" style:font-weight-asian="bold" style:font-name-complex="Tahoma1" style:font-family-complex="Tahoma" style:font-family-generic-complex="system" style:font-pitch-complex="variable" style:font-size-complex="9pt" style:language-complex="ar" style:country-complex="SA" style:font-weight-complex="bold"/>
    </style:style>
    <style:style style:name="Title" style:family="paragraph" style:parent-style-name="Standard" style:class="chapter">
      <style:paragraph-properties fo:margin-left="2.278in" fo:margin-right="0in" fo:margin-top="0.0437in" fo:margin-bottom="0in" style:contextual-spacing="false" fo:text-indent="0in" style:auto-text-indent="false"/>
      <style:text-properties style:font-name="Verdana" fo:font-family="Verdana" style:font-family-generic="roman" style:font-pitch="variable" fo:font-size="21pt" fo:language="en" fo:country="US" style:font-name-asian="Verdana2" style:font-family-asian="Verdana" style:font-family-generic-asian="system" style:font-pitch-asian="variable" style:font-size-asian="21pt" style:language-asian="en" style:country-asian="US" style:font-name-complex="Verdana2" style:font-family-complex="Verdana" style:font-family-generic-complex="system" style:font-pitch-complex="variable" style:font-size-complex="21pt" style:language-complex="ar" style:country-complex="SA"/>
    </style:style>
    <style:style style:name="List_20_Paragraph" style:display-name="List Paragraph" style:family="paragraph" style:parent-style-name="Standard">
      <style:paragraph-properties fo:margin-left="2.5835in" fo:margin-right="0in" fo:text-indent="-0.139in" style:auto-text-indent="false"/>
      <style:text-properties style:font-name="Verdana" fo:font-family="Verdana" style:font-family-generic="roman" style:font-pitch="variable" fo:language="en" fo:country="US" style:font-name-asian="Verdana2" style:font-family-asian="Verdana" style:font-family-generic-asian="system" style:font-pitch-asian="variable" style:language-asian="en" style:country-asian="US" style:font-name-complex="Verdana2" style:font-family-complex="Verdana"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color="#5d5d5d" loext:opacity="100%" fo:font-size="9pt" fo:language="en" fo:country="US" style:font-name-asian="Verdana2" style:font-family-asian="Verdana" style:font-family-generic-asian="system" style:font-pitch-asian="variable" style:font-size-asian="9pt" style:language-asian="en" style:country-asian="US" style:font-name-complex="Verdana2" style:font-family-complex="Verdana" style:font-family-generic-complex="system" style:font-pitch-complex="variable" style:font-size-complex="9pt" style:language-complex="ar" style:country-complex="SA" style:text-scale="107%"/>
    </style:style>
    <style:style style:name="ListLabel_20_2" style:display-name="ListLabel 2" style:family="text">
      <style:text-properties fo:color="#5d5d5d" loext:opacity="100%" fo:font-size="9pt" fo:language="en" fo:country="US" style:font-name-asian="Verdana2" style:font-family-asian="Verdana" style:font-family-generic-asian="system" style:font-pitch-asian="variable" style:font-size-asian="9pt" style:language-asian="en" style:country-asian="US" style:font-name-complex="Verdana2" style:font-family-complex="Verdana" style:font-family-generic-complex="system" style:font-pitch-complex="variable" style:font-size-complex="9pt" style:language-complex="ar" style:country-complex="SA" style:text-scale="107%"/>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139in" fo:margin-left="0.3752in"/>
        </style:list-level-properties>
        <style:text-properties style:font-name="Verdana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39in" fo:margin-left="2.5835in"/>
        </style:list-level-properties>
        <style:text-properties style:font-name="Verdana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39in" fo:margin-left="2.8563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39in" fo:margin-left="3.129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39in" fo:margin-left="3.403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39in" fo:margin-left="3.6772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39in" fo:margin-left="3.950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39in" fo:margin-left="4.224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39in" fo:margin-left="4.49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472in" fo:margin-bottom="0.1945in" fo:margin-left="0.5555in" fo:margin-right="0.45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5555in" fo:margin-right="0.4583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4:19:54</meta:creation-date>
    <dc:date>2023-05-09T15:34:09.622000000</dc:date>
    <meta:editing-duration>PT59M18S</meta:editing-duration>
    <meta:generator>LibreOffice/7.5.3.2$Windows_X86_64 LibreOffice_project/9f56dff12ba03b9acd7730a5a481eea045e468f3</meta:generator>
    <meta:editing-cycles>7</meta:editing-cycles>
    <meta:document-statistic meta:table-count="0" meta:image-count="0" meta:object-count="0" meta:page-count="2" meta:paragraph-count="76" meta:word-count="676" meta:character-count="4419" meta:non-whitespace-character-count="3789"/>
    <meta:user-defined meta:name="AppVersion">12.0000</meta:user-defined>
    <meta:template xlink:type="simple" xlink:actuate="onRequest" xlink:title="Normal" xlink:href=""/>
  </office:meta>
</office:document-meta>
</file>